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8" style:family="paragraph" style:parent-style-name="Heading_20_1" style:list-style-name="WWNum47">
      <style:paragraph-properties fo:break-before="page"/>
      <style:text-properties style:font-name="Cambria" fo:language="en" fo:country="GB"/>
    </style:style>
    <style:style style:name="P9" style:family="paragraph" style:parent-style-name="Standard" style:list-style-name="WWNum47">
      <style:text-properties style:font-name="Cambria" fo:language="en" fo:country="GB"/>
    </style:style>
    <style:style style:name="P10" style:family="paragraph" style:parent-style-name="Standard" style:list-style-name="WWNum47">
      <style:paragraph-properties fo:orphans="2" fo:widows="2"/>
      <style:text-properties style:font-name="Cambria" fo:language="en" fo:country="GB"/>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Heading_20_3" style:list-style-name="WWNum47">
      <style:text-properties style:font-name="Cambria" fo:language="en" fo:country="GB"/>
    </style:style>
    <style:style style:name="P13" style:family="paragraph" style:parent-style-name="Standard" style:list-style-name="WWNum47">
      <style:paragraph-properties fo:background-color="#ffffff">
        <style:background-image/>
      </style:paragraph-properties>
      <style:text-properties style:font-name="Cambria" fo:language="en" fo:country="GB"/>
    </style:style>
    <style:style style:name="P14"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5" style:family="paragraph" style:parent-style-name="Heading_20_3" style:list-style-name="WWNum47">
      <style:text-properties fo:language="en" fo:country="GB"/>
    </style:style>
    <style:style style:name="P1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47">
      <style:paragraph-properties fo:break-before="page"/>
      <style:text-properties fo:language="en" fo:country="GB"/>
    </style:style>
    <style:style style:name="P18" style:family="paragraph" style:parent-style-name="Heading_20_2" style:list-style-name="WWNum47">
      <style:text-properties style:font-name="Cambria" fo:font-size="13pt" fo:language="en" fo:country="GB" style:font-size-asian="13pt" style:font-size-complex="13pt"/>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paragraph-properties fo:margin-top="0cm" fo:margin-bottom="0cm" loext:contextual-spacing="false"/>
      <style:text-properties style:font-name="Cambria" fo:language="en" fo:country="GB"/>
    </style:style>
    <style:style style:name="P22" style:family="paragraph" style:parent-style-name="Standard">
      <style:paragraph-properties fo:margin-top="0cm" fo:margin-bottom="0cm" loext:contextual-spacing="false"/>
      <style:text-properties style:font-name="Cambria" fo:language="en" fo:country="GB"/>
    </style:style>
    <style:style style:name="P23" style:family="paragraph" style:parent-style-name="Heading_20_3" style:list-style-name="WWNum1">
      <style:text-properties style:font-name="Cambria" fo:language="en" fo:country="GB"/>
    </style:style>
    <style:style style:name="P24" style:family="paragraph" style:parent-style-name="Standard">
      <style:text-properties style:font-name="Cambria" fo:language="en" fo:country="GB"/>
    </style:style>
    <style:style style:name="P25"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6" style:family="paragraph" style:parent-style-name="Heading_20_3" style:list-style-name="WWNum1"/>
    <style:style style:name="P27" style:family="paragraph" style:parent-style-name="Standard">
      <style:text-properties fo:language="en" fo:country="GB"/>
    </style:style>
    <style:style style:name="P28" style:family="paragraph" style:parent-style-name="Standard" style:list-style-name="WWNum47">
      <style:text-properties style:font-name="Cambria" fo:font-size="13pt" fo:language="en" fo:country="GB" fo:background-color="#ffff00" style:font-size-asian="13pt" style:font-size-complex="13pt"/>
    </style:style>
    <style:style style:name="P29" style:family="paragraph" style:parent-style-name="Standard">
      <style:text-properties style:font-name="Cambria" fo:font-size="13pt" fo:language="en" fo:country="GB" fo:background-color="#ffff00" style:font-size-asian="13pt" style:font-size-complex="13pt"/>
    </style:style>
    <style:style style:name="P30" style:family="paragraph" style:parent-style-name="Standard" style:list-style-name="WWNum47">
      <style:text-properties fo:language="en" fo:country="GB"/>
    </style:style>
    <style:style style:name="P31" style:family="paragraph" style:parent-style-name="Standard">
      <style:text-properties style:font-name="Cambria" fo:language="en" fo:country="GB" style:font-name-asian="Calibri1" style:font-name-complex="Times New Roman1" style:language-complex="ar" style:country-complex="SA"/>
    </style:style>
    <style:style style:name="P32"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3" style:family="paragraph" style:parent-style-name="Heading_20_2" style:list-style-name="WWNum1">
      <style:text-properties style:font-name="Cambria" fo:language="en" fo:country="GB"/>
    </style:style>
    <style:style style:name="P3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5"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39" style:family="paragraph" style:parent-style-name="Heading_20_1" style:list-style-name="WWNum47">
      <style:paragraph-properties fo:break-before="page"/>
      <style:text-properties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language="en" fo:country="GB" officeooo:rsid="0148626f" officeooo:paragraph-rsid="0148626f"/>
    </style:style>
    <style:style style:name="P45" style:family="paragraph" style:parent-style-name="Standard">
      <style:text-properties fo:language="en" fo:country="GB" officeooo:rsid="015667e2" officeooo:paragraph-rsid="015667e2"/>
    </style:style>
    <style:style style:name="P46"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7" style:family="paragraph" style:parent-style-name="Standard">
      <style:text-properties fo:color="#1f497d" style:font-name="Cambria" fo:font-size="18pt" fo:language="en" fo:country="GB" fo:font-weight="bold" style:font-size-asian="18pt" style:font-weight-asian="bold" style:font-size-complex="18pt"/>
    </style:style>
    <style:style style:name="P48"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9"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50"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language="en" fo:country="GB"/>
    </style:style>
    <style:style style:name="P54" style:family="paragraph" style:parent-style-name="Standard">
      <style:text-properties style:font-name="Cambria" fo:language="en" fo:country="GB" style:font-name-asian="Calibri1" style:font-name-complex="Times New Roman1" style:language-complex="ar" style:country-complex="SA"/>
    </style:style>
    <style:style style:name="P55" style:family="paragraph" style:parent-style-name="Standard">
      <style:text-properties fo:font-size="9pt" style:text-underline-style="none" officeooo:paragraph-rsid="0117852e" style:font-size-asian="9pt" style:font-size-complex="9pt"/>
    </style:style>
    <style:style style:name="P56"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7" style:family="paragraph" style:parent-style-name="Standard">
      <style:text-properties fo:font-size="10pt" style:font-size-asian="10pt" style:font-size-complex="10pt"/>
    </style:style>
    <style:style style:name="P58" style:family="paragraph" style:parent-style-name="Standard">
      <style:text-properties fo:font-size="10pt" officeooo:rsid="01252493" officeooo:paragraph-rsid="0157b7f0" style:font-size-asian="10pt" style:font-size-complex="10pt"/>
    </style:style>
    <style:style style:name="P59" style:family="paragraph" style:parent-style-name="Standard">
      <style:text-properties style:font-name="Monospace1" fo:font-size="10pt" style:text-underline-style="none" officeooo:paragraph-rsid="0117852e" style:font-size-asian="10pt" style:font-size-complex="9pt"/>
    </style:style>
    <style:style style:name="P60" style:family="paragraph" style:parent-style-name="Standard">
      <style:paragraph-properties fo:text-align="start" style:justify-single-word="false"/>
      <style:text-properties style:font-name="Monospace1" fo:font-size="9pt" officeooo:paragraph-rsid="01535cb5" style:font-size-asian="9pt" style:font-size-complex="9pt"/>
    </style:style>
    <style:style style:name="P61" style:family="paragraph" style:parent-style-name="Standard">
      <style:paragraph-properties fo:text-align="start" style:justify-single-word="false"/>
      <style:text-properties style:font-name="Monospace1" fo:font-size="9pt" officeooo:paragraph-rsid="015fbe8e" style:font-size-asian="9pt" style:font-size-complex="9pt"/>
    </style:style>
    <style:style style:name="P62"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63"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P6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5" style:family="paragraph" style:parent-style-name="Standard">
      <style:paragraph-properties fo:margin-top="0cm" fo:margin-bottom="0cm" loext:contextual-spacing="false"/>
      <style:text-properties style:font-name="Cambria" fo:language="en" fo:country="GB"/>
    </style:style>
    <style:style style:name="P66"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7" style:family="paragraph" style:parent-style-name="Standard">
      <style:paragraph-properties fo:margin-top="0cm" fo:margin-bottom="0cm" loext:contextual-spacing="false" style:line-height-at-least="0.176cm"/>
      <style:text-properties style:font-name="Cambria" fo:language="en" fo:country="GB"/>
    </style:style>
    <style:style style:name="P68"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9" style:family="paragraph" style:parent-style-name="Standard">
      <style:paragraph-properties fo:margin-top="0cm" fo:margin-bottom="0cm" loext:contextual-spacing="false" style:line-height-at-least="0.176cm"/>
      <style:text-properties style:font-name="Cambria" fo:language="en" fo:country="GB" officeooo:rsid="010a7b5c" officeooo:paragraph-rsid="010c3653"/>
    </style:style>
    <style:style style:name="P70" style:family="paragraph" style:parent-style-name="Standard">
      <style:paragraph-properties fo:margin-top="0cm" fo:margin-bottom="0cm" loext:contextual-spacing="false" style:line-height-at-least="0.176cm"/>
      <style:text-properties style:font-name="Cambria" fo:language="en" fo:country="GB" officeooo:rsid="0148626f" officeooo:paragraph-rsid="0148626f"/>
    </style:style>
    <style:style style:name="P71" style:family="paragraph" style:parent-style-name="Standard">
      <style:paragraph-properties fo:margin-top="0cm" fo:margin-bottom="0cm" loext:contextual-spacing="false" style:line-height-at-least="0.176cm"/>
      <style:text-properties style:font-name="Cambria" fo:language="en" fo:country="GB" officeooo:rsid="01554f67" officeooo:paragraph-rsid="01554f67"/>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7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e5346" officeooo:paragraph-rsid="01535cb5" style:font-name-asian="Monospace" style:font-size-asian="10pt" style:font-style-asian="normal" style:font-weight-asian="normal" style:font-name-complex="Monospace" style:font-size-complex="10pt" style:font-style-complex="normal" style:font-weight-complex="normal"/>
    </style:style>
    <style:style style:name="P76" style:family="paragraph" style:parent-style-name="Standard">
      <style:paragraph-properties fo:margin-top="0cm" fo:margin-bottom="0cm" loext:contextual-spacing="false" fo:text-align="justify" style:justify-single-word="false"/>
      <style:text-properties officeooo:paragraph-rsid="010c3653"/>
    </style:style>
    <style:style style:name="P77" style:family="paragraph" style:parent-style-name="Standard">
      <style:paragraph-properties fo:margin-top="0cm" fo:margin-bottom="0cm" loext:contextual-spacing="false" fo:text-align="justify" style:justify-single-word="false"/>
      <style:text-properties officeooo:paragraph-rsid="011c23b9"/>
    </style:style>
    <style:style style:name="P78" style:family="paragraph" style:parent-style-name="Standard">
      <style:paragraph-properties fo:margin-top="0cm" fo:margin-bottom="0cm" loext:contextual-spacing="false" fo:text-align="justify" style:justify-single-word="false"/>
      <style:text-properties officeooo:paragraph-rsid="011d5973"/>
    </style:style>
    <style:style style:name="P79" style:family="paragraph" style:parent-style-name="Standard">
      <style:paragraph-properties fo:margin-top="0cm" fo:margin-bottom="0cm" loext:contextual-spacing="false" fo:text-align="justify" style:justify-single-word="false"/>
      <style:text-properties officeooo:paragraph-rsid="01237886"/>
    </style:style>
    <style:style style:name="P80" style:family="paragraph" style:parent-style-name="Standard">
      <style:paragraph-properties fo:margin-top="0cm" fo:margin-bottom="0cm" loext:contextual-spacing="false" fo:text-align="justify" style:justify-single-word="false"/>
      <style:text-properties officeooo:paragraph-rsid="012a10b3"/>
    </style:style>
    <style:style style:name="P81" style:family="paragraph" style:parent-style-name="Standard">
      <style:paragraph-properties fo:margin-top="0cm" fo:margin-bottom="0cm" loext:contextual-spacing="false" fo:text-align="start" style:justify-single-word="false"/>
      <style:text-properties officeooo:paragraph-rsid="012a10b3"/>
    </style:style>
    <style:style style:name="P82" style:family="paragraph" style:parent-style-name="Standard">
      <style:paragraph-properties fo:margin-top="0cm" fo:margin-bottom="0cm" loext: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83" style:family="paragraph" style:parent-style-name="Standard">
      <style:paragraph-properties fo:margin-top="0cm" fo:margin-bottom="0cm" loext:contextual-spacing="false" fo:text-align="justify" style:justify-single-word="false"/>
      <style:text-properties fo:font-size="10pt" officeooo:paragraph-rsid="0128addc" style:font-size-asian="10pt" style:font-size-complex="10pt"/>
    </style:style>
    <style:style style:name="P84" style:family="paragraph" style:parent-style-name="Standard">
      <style:paragraph-properties fo:margin-top="0cm" fo:margin-bottom="0cm" loext:contextual-spacing="false" fo:text-align="justify" style:justify-single-word="false"/>
      <style:text-properties fo:font-size="10pt" officeooo:rsid="0117852e" officeooo:paragraph-rsid="0117852e" style:font-size-asian="10pt" style:font-size-complex="10pt"/>
    </style:style>
    <style:style style:name="P85" style:family="paragraph" style:parent-style-name="Standard">
      <style:paragraph-properties fo:margin-top="0cm" fo:margin-bottom="0cm" loext:contextual-spacing="false" fo:text-align="justify" style:justify-single-word="false"/>
      <style:text-properties style:font-name="Arial3" fo:font-size="10pt" officeooo:rsid="0128addc" officeooo:paragraph-rsid="0128addc" style:font-size-asian="10pt" style:font-size-complex="10pt"/>
    </style:style>
    <style:style style:name="P86" style:family="paragraph" style:parent-style-name="Standard">
      <style:paragraph-properties fo:margin-top="0cm" fo:margin-bottom="0cm" loext:contextual-spacing="false" fo:text-align="justify" style:justify-single-word="false"/>
      <style:text-properties style:font-name="Arial3" officeooo:paragraph-rsid="011c23b9"/>
    </style:style>
    <style:style style:name="P87" style:family="paragraph" style:parent-style-name="Standard">
      <style:paragraph-properties fo:margin-top="0cm" fo:margin-bottom="0cm" loext:contextual-spacing="false" fo:text-align="justify" style:justify-single-word="false"/>
      <style:text-properties style:font-name="Arial3" officeooo:paragraph-rsid="01286786"/>
    </style:style>
    <style:style style:name="P88" style:family="paragraph" style:parent-style-name="Standard">
      <style:paragraph-properties fo:margin-top="0cm" fo:margin-bottom="0cm" loext:contextual-spacing="false" fo:text-align="justify" style:justify-single-word="false"/>
      <style:text-properties style:font-name="Arial3" officeooo:paragraph-rsid="01511743"/>
    </style:style>
    <style:style style:name="P89" style:family="paragraph" style:parent-style-name="Standard">
      <style:paragraph-properties fo:margin-top="0cm" fo:margin-bottom="0cm" loext:contextual-spacing="false" fo:text-align="justify" style:justify-single-word="false"/>
      <style:text-properties style:font-name="Monospace" fo:font-size="10pt" officeooo:rsid="0128addc" officeooo:paragraph-rsid="0128addc" style:font-size-asian="10pt" style:font-size-complex="10pt"/>
    </style:style>
    <style:style style:name="P90" style:family="paragraph" style:parent-style-name="Frame_20_contents">
      <style:paragraph-properties fo:margin-top="0cm" fo:margin-bottom="0cm" loext:contextual-spacing="false" fo:line-height="100%">
        <style:tab-stops/>
      </style:paragraph-properties>
      <style:text-properties style:font-name="Monospace" fo:font-size="9pt" style:font-size-asian="9pt" style:font-size-complex="9pt"/>
    </style:style>
    <style:style style:name="P91"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34f985" style:font-size-asian="9pt" style:font-size-complex="9pt"/>
    </style:style>
    <style:style style:name="P92"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4a69f3" style:font-size-asian="9pt" style:font-size-complex="9pt"/>
    </style:style>
    <style:style style:name="P93" style:family="paragraph" style:parent-style-name="Frame_20_contents">
      <style:paragraph-properties fo:margin-top="0cm" fo:margin-bottom="0cm" loext:contextual-spacing="false" fo:line-height="100%">
        <style:tab-stops/>
      </style:paragraph-properties>
      <style:text-properties style:font-name="Monospace" fo:font-size="9pt" officeooo:rsid="014a69f3" officeooo:paragraph-rsid="014a69f3" style:font-size-asian="9pt" style:font-size-complex="9pt"/>
    </style:style>
    <style:style style:name="P94" style:family="paragraph" style:parent-style-name="H1_5f_nonTOC">
      <style:paragraph-properties fo:margin-left="0.259cm" fo:margin-right="0cm" fo:text-indent="-0.259cm" style:auto-text-indent="false" fo:break-before="page"/>
      <style:text-properties style:font-name="Cambria" fo:language="en" fo:country="GB"/>
    </style:style>
    <style:style style:name="P95"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96" style:family="paragraph" style:parent-style-name="H2_5f_nonTOC">
      <style:paragraph-properties fo:margin-left="1.016cm" fo:margin-right="0cm" fo:text-indent="-1.016cm" style:auto-text-indent="false"/>
      <style:text-properties style:font-name="Cambria" fo:language="en" fo:country="GB"/>
    </style:style>
    <style:style style:name="P97" style:family="paragraph" style:parent-style-name="H2_5f_nonTOC">
      <style:paragraph-properties fo:margin-left="1.016cm" fo:margin-right="0cm" fo:text-indent="-1.016cm" style:auto-text-indent="false"/>
      <style:text-properties fo:language="en" fo:country="GB" officeooo:paragraph-rsid="005633de"/>
    </style:style>
    <style:style style:name="P98"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99" style:family="paragraph" style:parent-style-name="Standard">
      <style:paragraph-properties fo:margin-left="0cm" fo:margin-right="0cm" fo:text-align="start" style:justify-single-word="false" fo:text-indent="0cm" style:auto-text-indent="false"/>
    </style:style>
    <style:style style:name="P100"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101"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102"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535cb5" style:font-size-asian="10pt" style:font-size-complex="10pt"/>
    </style:style>
    <style:style style:name="P103"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105"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106"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107"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108"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109"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11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7b226" officeooo:paragraph-rsid="0147b226" style:font-size-asian="10pt" style:font-size-complex="10pt"/>
    </style:style>
    <style:style style:name="P11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8626f" officeooo:paragraph-rsid="0148626f" style:font-size-asian="10pt" style:font-size-complex="10pt"/>
    </style:style>
    <style:style style:name="P11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13"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14"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15" style:family="paragraph" style:parent-style-name="Frame_20_contents">
      <style:paragraph-properties fo:margin-left="0cm" fo:margin-right="0cm" fo:text-align="start" style:justify-single-word="false" fo:text-indent="0cm" style:auto-text-indent="false"/>
      <style:text-properties style:font-name="Monospace" fo:font-size="9pt" fo:font-weight="normal" officeooo:paragraph-rsid="015fb85f" style:font-size-asian="9pt" style:font-weight-asian="normal" style:font-size-complex="9pt" style:font-weight-complex="normal"/>
    </style:style>
    <style:style style:name="P116" style:family="paragraph" style:parent-style-name="Frame_20_contents">
      <style:paragraph-properties fo:margin-left="0cm" fo:margin-right="0cm" fo:text-align="start" style:justify-single-word="false" fo:text-indent="0cm" style:auto-text-indent="false"/>
      <style:text-properties style:font-name="Monospace" fo:font-size="9pt" fo:font-weight="normal" officeooo:paragraph-rsid="015abcc7" style:font-size-asian="9pt" style:font-weight-asian="normal" style:font-size-complex="9pt" style:font-weight-complex="normal"/>
    </style:style>
    <style:style style:name="P117" style:family="paragraph" style:parent-style-name="Text_20_body">
      <style:text-properties officeooo:rsid="0117852e" officeooo:paragraph-rsid="0117852e"/>
    </style:style>
    <style:style style:name="P118" style:family="paragraph" style:parent-style-name="Text_20_body">
      <style:text-properties officeooo:rsid="0140af48" officeooo:paragraph-rsid="0140af48"/>
    </style:style>
    <style:style style:name="P119" style:family="paragraph" style:parent-style-name="Frame_20_contents">
      <style:paragraph-properties fo:text-align="start" style:justify-single-word="false"/>
      <style:text-properties style:font-name="Monospace"/>
    </style:style>
    <style:style style:name="P120" style:family="paragraph" style:parent-style-name="Frame_20_contents">
      <style:paragraph-properties fo:text-align="start" style:justify-single-word="false"/>
      <style:text-properties style:font-name="Monospace" fo:font-size="9pt" style:font-size-asian="9pt" style:font-size-complex="9pt"/>
    </style:style>
    <style:style style:name="P121" style:family="paragraph" style:parent-style-name="Frame_20_contents">
      <style:paragraph-properties fo:text-align="start" style:justify-single-word="false"/>
      <style:text-properties style:font-name="Monospace" fo:font-size="9pt" officeooo:paragraph-rsid="0147b226" style:font-size-asian="9pt" style:font-size-complex="9pt"/>
    </style:style>
    <style:style style:name="P122" style:family="paragraph" style:parent-style-name="Frame_20_contents">
      <style:paragraph-properties fo:text-align="start" style:justify-single-word="false"/>
      <style:text-properties style:font-name="Monospace" fo:font-size="9pt" officeooo:paragraph-rsid="015fb85f" style:font-size-asian="9pt" style:font-size-complex="9pt"/>
    </style:style>
    <style:style style:name="P123"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24"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25"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26" style:family="paragraph" style:parent-style-name="Frame_20_contents">
      <style:paragraph-properties fo:text-align="start" style:justify-single-word="false"/>
      <style:text-properties style:font-name="Monospace" fo:font-size="9pt" fo:font-weight="normal" officeooo:paragraph-rsid="015fb85f" style:font-size-asian="9pt" style:font-weight-asian="normal" style:font-size-complex="9pt" style:font-weight-complex="normal"/>
    </style:style>
    <style:style style:name="P127" style:family="paragraph" style:parent-style-name="Frame_20_contents">
      <style:text-properties fo:font-size="9pt" style:font-size-asian="9pt" style:font-size-complex="9pt"/>
    </style:style>
    <style:style style:name="P128" style:family="paragraph" style:parent-style-name="Frame_20_contents">
      <style:paragraph-properties fo:text-align="start" style:justify-single-word="false"/>
      <style:text-properties fo:font-size="9pt" style:font-size-asian="9pt" style:font-size-complex="9pt"/>
    </style:style>
    <style:style style:name="P129" style:family="paragraph" style:parent-style-name="Frame_20_contents">
      <style:paragraph-properties fo:text-align="start" style:justify-single-word="false"/>
      <style:text-properties fo:font-size="9pt" officeooo:paragraph-rsid="0158e50b" style:font-size-asian="9pt" style:font-size-complex="9pt"/>
    </style:style>
    <style:style style:name="P130" style:family="paragraph" style:parent-style-name="Frame_20_contents">
      <style:paragraph-properties fo:text-align="start" style:justify-single-word="false"/>
      <style:text-properties fo:font-size="9pt" officeooo:paragraph-rsid="015c2cf6" style:font-size-asian="9pt" style:font-size-complex="9pt"/>
    </style:style>
    <style:style style:name="P131" style:family="paragraph" style:parent-style-name="Frame_20_contents">
      <style:text-properties style:use-window-font-color="true" style:font-name="Monospace" fo:font-size="9pt" style:font-size-asian="9pt" style:font-size-complex="9pt"/>
    </style:style>
    <style:style style:name="P132" style:family="paragraph" style:parent-style-name="Frame_20_contents">
      <style:text-properties style:use-window-font-color="true" style:font-name="Monospace" fo:font-size="9pt" officeooo:paragraph-rsid="01278924" style:font-size-asian="9pt" style:font-size-complex="9pt"/>
    </style:style>
    <style:style style:name="P133" style:family="paragraph" style:parent-style-name="Frame_20_contents">
      <style:text-properties style:use-window-font-color="true" style:font-name="Monospace" fo:font-size="9pt" officeooo:paragraph-rsid="01286786" style:font-size-asian="9pt" style:font-size-complex="9pt"/>
    </style:style>
    <style:style style:name="P134" style:family="paragraph" style:parent-style-name="Frame_20_contents">
      <style:text-properties style:use-window-font-color="true" style:font-name="Monospace" fo:font-size="9pt" officeooo:rsid="01278924" officeooo:paragraph-rsid="01278924" style:font-size-asian="9pt" style:font-size-complex="9pt"/>
    </style:style>
    <style:style style:name="P135" style:family="paragraph" style:parent-style-name="Frame_20_contents">
      <style:paragraph-properties fo:text-align="start" style:justify-single-word="false"/>
      <style:text-properties style:use-window-font-color="true" style:font-name="Monospace" fo:font-size="9pt" officeooo:paragraph-rsid="0147b226" style:font-size-asian="9pt" style:font-size-complex="9pt"/>
    </style:style>
    <style:style style:name="P136" style:family="paragraph" style:parent-style-name="Frame_20_contents">
      <style:text-properties style:use-window-font-color="true" style:font-name="Monospace" fo:font-size="9pt" officeooo:paragraph-rsid="0117852e" style:font-size-asian="9pt" style:font-size-complex="9pt"/>
    </style:style>
    <style:style style:name="P137" style:family="paragraph" style:parent-style-name="Frame_20_contents">
      <style:text-properties style:use-window-font-color="true" style:font-name="Monospace" fo:font-size="9pt" officeooo:paragraph-rsid="015f31f6" style:font-size-asian="9pt" style:font-size-complex="9pt"/>
    </style:style>
    <style:style style:name="P138" style:family="paragraph" style:parent-style-name="Frame_20_contents">
      <style:text-properties style:use-window-font-color="true" style:font-name="Monospace" fo:font-size="9pt" officeooo:rsid="015f31f6" officeooo:paragraph-rsid="015f31f6" style:font-size-asian="9pt" style:font-size-complex="9pt"/>
    </style:style>
    <style:style style:name="P139"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40" style:family="paragraph" style:parent-style-name="Frame_20_contents">
      <style:text-properties style:font-name="Monospace1" fo:font-size="9pt" style:font-size-asian="9pt" style:font-size-complex="9pt"/>
    </style:style>
    <style:style style:name="P141" style:family="paragraph" style:parent-style-name="Frame_20_contents">
      <style:paragraph-properties fo:text-align="start" style:justify-single-word="false"/>
      <style:text-properties style:font-name="Monospace1" fo:font-size="9pt" style:font-size-asian="9pt" style:font-size-complex="9pt"/>
    </style:style>
    <style:style style:name="P142" style:family="paragraph" style:parent-style-name="Frame_20_contents">
      <style:paragraph-properties fo:text-align="start" style:justify-single-word="false"/>
      <style:text-properties style:font-name="Monospace1" fo:font-size="9pt" officeooo:rsid="012d88d3" officeooo:paragraph-rsid="01535cb5" style:font-size-asian="9pt" style:font-size-complex="9pt"/>
    </style:style>
    <style:style style:name="P143" style:family="paragraph" style:parent-style-name="Frame_20_contents">
      <style:paragraph-properties fo:text-align="start" style:justify-single-word="false"/>
      <style:text-properties officeooo:paragraph-rsid="0147b226"/>
    </style:style>
    <style:style style:name="P144" style:family="paragraph" style:parent-style-name="Frame_20_contents">
      <style:paragraph-properties fo:text-align="start" style:justify-single-word="false"/>
      <style:text-properties fo:color="#313739" style:font-name="Monospace1" fo:font-size="9pt" officeooo:rsid="015dae4e" officeooo:paragraph-rsid="015dae4e" style:font-size-asian="9pt" style:font-size-complex="9pt"/>
    </style:style>
    <style:style style:name="P145" style:family="paragraph" style:parent-style-name="Contents_20_1">
      <style:paragraph-properties>
        <style:tab-stops>
          <style:tab-stop style:position="15.921cm" style:type="right" style:leader-style="dotted" style:leader-text="."/>
        </style:tab-stops>
      </style:paragraph-properties>
    </style:style>
    <style:style style:name="P146" style:family="paragraph" style:parent-style-name="Contents_20_3">
      <style:paragraph-properties>
        <style:tab-stops>
          <style:tab-stop style:position="15.921cm" style:type="right" style:leader-style="dotted" style:leader-text="."/>
        </style:tab-stops>
      </style:paragraph-properties>
    </style:style>
    <style:style style:name="P147" style:family="paragraph" style:parent-style-name="Standard" style:list-style-name="WWNum47">
      <style:text-properties fo:language="en" fo:country="GB"/>
    </style:style>
    <style:style style:name="P148" style:family="paragraph" style:parent-style-name="Standard">
      <style:text-properties fo:language="en" fo:country="GB" officeooo:rsid="0164e852" officeooo:paragraph-rsid="0164e852"/>
    </style:style>
    <style:style style:name="P14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50"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51"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52"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53" style:family="paragraph" style:parent-style-name="Standard" style:list-style-name="WWNum47">
      <style:text-properties style:font-name="Cambria" fo:font-size="13pt" fo:language="en" fo:country="GB" style:font-size-asian="13pt" style:font-size-complex="13pt"/>
    </style:style>
    <style:style style:name="P154" style:family="paragraph" style:parent-style-name="Standard" style:list-style-name="WWNum47">
      <style:text-properties style:font-name="Cambria" fo:font-size="13pt" fo:language="en" fo:country="GB" fo:background-color="#ffff00" style:font-size-asian="13pt" style:font-size-complex="13pt"/>
    </style:style>
    <style:style style:name="P15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5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57" style:family="paragraph" style:parent-style-name="Standard" style:list-style-name="WWNum47">
      <style:text-properties style:font-name="Cambria" fo:language="en" fo:country="GB"/>
    </style:style>
    <style:style style:name="P158" style:family="paragraph" style:parent-style-name="Standard" style:list-style-name="WWNum47">
      <style:paragraph-properties fo:orphans="2" fo:widows="2"/>
      <style:text-properties style:font-name="Cambria" fo:language="en" fo:country="GB"/>
    </style:style>
    <style:style style:name="P159" style:family="paragraph" style:parent-style-name="Standard" style:list-style-name="WWNum47">
      <style:text-properties style:font-name="Asap1" fo:font-size="13pt" fo:language="en" fo:country="GB" style:font-size-asian="13pt" style:font-size-complex="13pt"/>
    </style:style>
    <style:style style:name="P160" style:family="paragraph" style:parent-style-name="Standard" style:list-style-name=""/>
    <style:style style:name="P161" style:family="paragraph" style:parent-style-name="Standard" style:list-style-name="WWNum47">
      <style:paragraph-properties fo:margin-top="0cm" fo:margin-bottom="0cm" loext:contextual-spacing="false"/>
      <style:text-properties style:font-name="Cambria" fo:language="en" fo:country="GB"/>
    </style:style>
    <style:style style:name="P162"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163" style:family="paragraph" style:parent-style-name="Standard">
      <style:paragraph-properties fo:margin-top="0cm" fo:margin-bottom="0cm" loext:contextual-spacing="false" style:line-height-at-least="0.176cm"/>
      <style:text-properties style:font-name="Cambria" fo:language="en" fo:country="GB" officeooo:rsid="0164e852" officeooo:paragraph-rsid="0164e852"/>
    </style:style>
    <style:style style:name="P164"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65" style:family="paragraph" style:parent-style-name="Standard" style:list-style-name="WWNum47">
      <style:paragraph-properties fo:background-color="#ffffff">
        <style:background-image/>
      </style:paragraph-properties>
      <style:text-properties style:font-name="Cambria" fo:language="en" fo:country="GB"/>
    </style:style>
    <style:style style:name="P166" style:family="paragraph" style:parent-style-name="Standard" style:list-style-name="">
      <style:paragraph-properties fo:margin-left="0cm" fo:margin-right="0cm" fo:margin-top="0cm" fo:margin-bottom="0cm" loext: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67" style:family="paragraph" style:parent-style-name="Heading_20_3" style:list-style-name="WWNum1"/>
    <style:style style:name="P168" style:family="paragraph" style:parent-style-name="Heading_20_3" style:list-style-name="WWNum1">
      <style:text-properties style:font-name="Cambria" fo:language="en" fo:country="GB"/>
    </style:style>
    <style:style style:name="P169" style:family="paragraph" style:parent-style-name="Heading_20_3" style:list-style-name="WWNum47">
      <style:text-properties style:font-name="Cambria" fo:language="en" fo:country="GB"/>
    </style:style>
    <style:style style:name="P170" style:family="paragraph" style:parent-style-name="Heading_20_3" style:list-style-name="WWNum47">
      <style:text-properties fo:language="en" fo:country="GB"/>
    </style:style>
    <style:style style:name="P171" style:family="paragraph" style:parent-style-name="Heading_20_3">
      <style:text-properties officeooo:rsid="0121fd2d"/>
    </style:style>
    <style:style style:name="P172" style:family="paragraph" style:parent-style-name="Heading_20_3">
      <style:text-properties fo:font-size="10pt" officeooo:rsid="0121fd2d" style:font-size-asian="10pt"/>
    </style:style>
    <style:style style:name="P173" style:family="paragraph" style:parent-style-name="Heading_20_3">
      <style:text-properties style:font-name="Monospace1" fo:font-size="10pt" style:text-underline-style="none" officeooo:rsid="011ad6f9" style:font-size-asian="10pt" style:font-size-complex="10pt"/>
    </style:style>
    <style:style style:name="P174" style:family="paragraph" style:parent-style-name="Heading_20_3">
      <style:text-properties style:font-name="Monospace1" officeooo:rsid="011f770f" officeooo:paragraph-rsid="012a10b3"/>
    </style:style>
    <style:style style:name="P175" style:family="paragraph" style:parent-style-name="Heading_20_3" style:list-style-name="WWNum47">
      <style:text-properties officeooo:rsid="01252493"/>
    </style:style>
    <style:style style:name="P176" style:family="paragraph" style:parent-style-name="Heading_20_3" style:list-style-name="">
      <style:paragraph-properties fo:keep-together="always"/>
      <style:text-properties fo:font-style="normal" officeooo:rsid="012be261" officeooo:paragraph-rsid="0155257a" style:font-style-asian="normal" style:font-style-complex="normal"/>
    </style:style>
    <style:style style:name="P177" style:family="paragraph" style:parent-style-name="Heading_20_3">
      <style:paragraph-properties fo:margin-top="0.349cm" fo:margin-bottom="0cm" loext:contextual-spacing="false" fo:text-align="justify" style:justify-single-word="false"/>
      <style:text-properties officeooo:paragraph-rsid="011f770f"/>
    </style:style>
    <style:style style:name="P178" style:family="paragraph" style:parent-style-name="Heading_20_3">
      <style:paragraph-properties fo:break-before="page"/>
      <style:text-properties fo:font-style="normal" officeooo:rsid="012be261" officeooo:paragraph-rsid="0155257a" style:font-style-asian="normal" style:font-style-complex="normal"/>
    </style:style>
    <style:style style:name="P179" style:family="paragraph" style:parent-style-name="Heading_20_1" style:list-style-name="WWNum47">
      <style:text-properties officeooo:paragraph-rsid="012f0c47"/>
    </style:style>
    <style:style style:name="P180"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81" style:family="paragraph" style:parent-style-name="Heading_20_1" style:list-style-name="WWNum47">
      <style:paragraph-properties fo:break-before="page"/>
      <style:text-properties fo:language="en" fo:country="GB"/>
    </style:style>
    <style:style style:name="P182" style:family="paragraph" style:parent-style-name="Heading_20_1" style:list-style-name="WWNum47">
      <style:paragraph-properties fo:break-before="page"/>
      <style:text-properties style:font-name="Cambria" fo:language="en" fo:country="GB"/>
    </style:style>
    <style:style style:name="P183" style:family="paragraph" style:parent-style-name="Heading_20_1">
      <style:paragraph-properties fo:margin-top="0cm" fo:margin-bottom="0cm" loext:contextual-spacing="false" fo:break-before="page"/>
    </style:style>
    <style:style style:name="P184" style:family="paragraph" style:parent-style-name="Heading_20_1">
      <style:paragraph-properties fo:margin-top="0cm" fo:margin-bottom="0cm" loext:contextual-spacing="false" fo:break-before="page"/>
      <style:text-properties officeooo:paragraph-rsid="012260b0"/>
    </style:style>
    <style:style style:name="P185" style:family="paragraph" style:parent-style-name="Heading_20_2" style:list-style-name="WWNum1">
      <style:text-properties style:font-name="Cambria" fo:language="en" fo:country="GB"/>
    </style:style>
    <style:style style:name="P186" style:family="paragraph" style:parent-style-name="Heading_20_2" style:list-style-name="WWNum47">
      <style:text-properties style:font-name="Cambria" fo:font-size="13pt" fo:language="en" fo:country="GB" style:font-size-asian="13pt" style:font-size-complex="13pt"/>
    </style:style>
    <style:style style:name="P18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88" style:family="paragraph" style:parent-style-name="Heading_20_2" style:list-style-name="">
      <style:paragraph-properties fo:keep-together="always">
        <style:tab-stops/>
      </style:paragraph-properties>
    </style:style>
    <style:style style:name="P189" style:family="paragraph" style:parent-style-name="Heading_20_2">
      <style:paragraph-properties fo:break-before="page"/>
    </style:style>
    <style:style style:name="P190" style:family="paragraph" style:parent-style-name="Heading_20_2" style:list-style-name="WWNum47">
      <style:paragraph-properties fo:break-before="page"/>
      <style:text-properties fo:language="en" fo:country="GB"/>
    </style:style>
    <style:style style:name="P191" style:family="paragraph" style:parent-style-name="Title" style:list-style-name="WWNum47" style:master-page-name="Converted14">
      <style:paragraph-properties style:page-number="auto" fo:break-before="page"/>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48626f"/>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48626f"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fo:font-size="12pt" style:font-name-asian="Calibri1" style:font-size-asian="12pt" style:language-asian="zh" style:country-asian="CN" style:font-name-complex="Times New Roman1" style:font-size-complex="12pt"/>
    </style:style>
    <style:style style:name="T19" style:family="text">
      <style:text-properties style:font-name="Cambria" style:font-name-asian="Calibri1" style:font-name-complex="Times New Roman1" style:language-complex="ar" style:country-complex="SA"/>
    </style:style>
    <style:style style:name="T20" style:family="text">
      <style:text-properties style:font-name="Cambria" fo:font-style="italic" style:font-style-asian="italic"/>
    </style:style>
    <style:style style:name="T21" style:family="text">
      <style:text-properties style:font-name="Cambria" fo:background-color="#ffff00" loext:char-shading-value="0"/>
    </style:style>
    <style:style style:name="T22" style:family="text">
      <style:text-properties style:font-name="Cambria" fo:language="en" fo:country="GB"/>
    </style:style>
    <style:style style:name="T23" style:family="text">
      <style:text-properties style:font-name="Cambria" style:font-style-complex="italic"/>
    </style:style>
    <style:style style:name="T24" style:family="text">
      <style:text-properties style:font-name="Cambria" officeooo:rsid="013abead"/>
    </style:style>
    <style:style style:name="T25" style:family="text">
      <style:text-properties officeooo:rsid="010c3653"/>
    </style:style>
    <style:style style:name="T26" style:family="text">
      <style:text-properties fo:font-style="normal" style:font-style-asian="normal" style:font-style-complex="normal"/>
    </style:style>
    <style:style style:name="T27" style:family="text">
      <style:text-properties fo:font-style="normal" officeooo:rsid="01278924" style:font-style-asian="normal" style:font-style-complex="normal"/>
    </style:style>
    <style:style style:name="T28" style:family="text">
      <style:text-properties fo:font-style="normal" officeooo:rsid="011d5973" style:font-style-asian="normal" style:font-style-complex="normal"/>
    </style:style>
    <style:style style:name="T29"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30" style:family="text">
      <style:text-properties fo:color="#000000" style:font-name="Arial3" fo:font-size="10pt" style:font-size-asian="10pt"/>
    </style:style>
    <style:style style:name="T31" style:family="text">
      <style:text-properties fo:color="#000000" style:font-name="Arial3" fo:font-size="10pt" officeooo:rsid="011d5973" style:font-size-asian="10pt"/>
    </style:style>
    <style:style style:name="T32" style:family="text">
      <style:text-properties fo:color="#000000" style:font-name="Monospace1" fo:font-size="10pt" style:font-size-asian="10pt"/>
    </style:style>
    <style:style style:name="T33" style:family="text">
      <style:text-properties fo:color="#000000" style:font-name="Monospace" fo:font-size="10pt" style:font-size-asian="10pt"/>
    </style:style>
    <style:style style:name="T34" style:family="text">
      <style:text-properties style:text-underline-style="none" officeooo:rsid="01101140"/>
    </style:style>
    <style:style style:name="T35" style:family="text">
      <style:text-properties style:text-underline-style="none" officeooo:rsid="01160277"/>
    </style:style>
    <style:style style:name="T36" style:family="text">
      <style:text-properties style:text-underline-style="none" fo:font-weight="bold" officeooo:rsid="01101140" style:font-weight-asian="bold" style:font-weight-complex="bold"/>
    </style:style>
    <style:style style:name="T37" style:family="text">
      <style:text-properties style:font-name="Arial3" fo:font-size="10pt" style:font-size-asian="10pt"/>
    </style:style>
    <style:style style:name="T38" style:family="text">
      <style:text-properties style:font-name="Arial3" fo:font-size="10pt" officeooo:rsid="010c3653" style:font-size-asian="10pt"/>
    </style:style>
    <style:style style:name="T39" style:family="text">
      <style:text-properties style:font-name="Arial3" fo:font-size="10pt" officeooo:rsid="01101140" style:font-size-asian="10pt"/>
    </style:style>
    <style:style style:name="T40" style:family="text">
      <style:text-properties style:font-name="Arial3" fo:font-size="10pt" officeooo:rsid="011bdf38" style:font-size-asian="10pt"/>
    </style:style>
    <style:style style:name="T41" style:family="text">
      <style:text-properties style:font-name="Arial3" fo:font-size="10pt" officeooo:rsid="01535cb5" style:font-size-asian="10pt"/>
    </style:style>
    <style:style style:name="T42" style:family="text">
      <style:text-properties style:font-name="Arial3" fo:font-size="10pt" style:text-underline-style="none" style:font-size-asian="10pt"/>
    </style:style>
    <style:style style:name="T43" style:family="text">
      <style:text-properties style:font-name="Arial3" fo:font-size="10pt" style:text-underline-style="none" officeooo:rsid="010c3653" style:font-size-asian="10pt"/>
    </style:style>
    <style:style style:name="T44" style:family="text">
      <style:text-properties style:font-name="Arial3" fo:font-size="10pt" fo:font-style="normal" officeooo:rsid="0121fd2d" style:font-size-asian="10pt" style:font-style-asian="normal" style:font-size-complex="10pt" style:font-style-complex="normal"/>
    </style:style>
    <style:style style:name="T45"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6" style:family="text">
      <style:text-properties style:font-name="Arial3" fo:font-size="10pt" fo:font-style="normal" fo:font-weight="bold" officeooo:rsid="01535cb5" style:font-size-asian="10pt" style:font-style-asian="normal" style:font-weight-asian="bold" style:font-size-complex="10pt" style:font-style-complex="normal" style:font-weight-complex="bold"/>
    </style:style>
    <style:style style:name="T47" style:family="text">
      <style:text-properties style:use-window-font-color="true"/>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officeooo:rsid="012be261" style:font-style-asian="normal" style:font-style-complex="normal"/>
    </style:style>
    <style:style style:name="T50" style:family="text">
      <style:text-properties style:use-window-font-color="true" style:font-name="Monospace1" fo:font-size="10pt" fo:font-style="normal" officeooo:rsid="0117852e" style:font-size-asian="10pt" style:font-style-asian="normal" style:font-size-complex="10pt" style:font-style-complex="normal"/>
    </style:style>
    <style:style style:name="T51" style:family="text">
      <style:text-properties style:use-window-font-color="true" style:font-name="Monospace1" fo:font-size="10pt" fo:font-style="normal" officeooo:rsid="01566f29" style:font-size-asian="10pt" style:font-style-asian="normal" style:font-size-complex="10pt" style:font-style-complex="normal"/>
    </style:style>
    <style:style style:name="T52" style:family="text">
      <style:text-properties style:use-window-font-color="true" style:font-name="Arial3" fo:font-size="10pt" fo:font-style="normal" officeooo:rsid="011f770f" style:font-size-asian="10pt" style:font-style-asian="normal" style:font-size-complex="10pt" style:font-style-complex="normal"/>
    </style:style>
    <style:style style:name="T53" style:family="text">
      <style:text-properties style:use-window-font-color="true" style:font-name="Arial3" fo:font-size="10pt" fo:font-style="normal" officeooo:rsid="0122b220" style:font-size-asian="10pt" style:font-style-asian="normal" style:font-size-complex="10pt" style:font-style-complex="normal"/>
    </style:style>
    <style:style style:name="T54" style:family="text">
      <style:text-properties style:use-window-font-color="true" style:font-name="Arial3" fo:font-size="10pt" fo:font-style="normal" officeooo:rsid="012a10b3" style:font-size-asian="10pt" style:font-style-asian="normal" style:font-size-complex="10pt" style:font-style-complex="normal"/>
    </style:style>
    <style:style style:name="T55" style:family="text">
      <style:text-properties style:use-window-font-color="true" style:font-name="Arial3" fo:font-size="10pt" fo:font-style="normal" officeooo:rsid="013aa8ee" style:font-size-asian="10pt" style:font-style-asian="normal" style:font-size-complex="10pt" style:font-style-complex="normal"/>
    </style:style>
    <style:style style:name="T56" style:family="text">
      <style:text-properties style:use-window-font-color="true" style:font-name="Arial3" fo:font-size="10pt" fo:font-style="normal" officeooo:rsid="016292d7" style:font-size-asian="10pt" style:font-style-asian="normal" style:font-size-complex="10pt" style:font-style-complex="normal"/>
    </style:style>
    <style:style style:name="T57" style:family="text">
      <style:text-properties style:use-window-font-color="true" fo:font-size="10pt" fo:font-style="normal" style:font-size-asian="10pt" style:font-style-asian="normal" style:font-style-complex="normal"/>
    </style:style>
    <style:style style:name="T58" style:family="text">
      <style:text-properties style:use-window-font-color="true" fo:font-size="10pt" fo:font-style="normal" officeooo:rsid="011c23b9" style:font-size-asian="10pt" style:font-style-asian="normal" style:font-style-complex="normal"/>
    </style:style>
    <style:style style:name="T59" style:family="text">
      <style:text-properties style:use-window-font-color="true" style:font-name="Monospace" fo:font-size="10pt" fo:font-style="normal" style:font-size-asian="10pt" style:font-style-asian="normal" style:font-style-complex="normal"/>
    </style:style>
    <style:style style:name="T60" style:family="text">
      <style:text-properties style:use-window-font-color="true" style:font-name="Monospace" fo:font-size="9pt" style:font-size-asian="9pt" style:font-size-complex="9pt"/>
    </style:style>
    <style:style style:name="T61" style:family="text">
      <style:text-properties fo:color="#ff3333"/>
    </style:style>
    <style:style style:name="T62" style:family="text">
      <style:text-properties fo:color="#ff3333" officeooo:rsid="01278924"/>
    </style:style>
    <style:style style:name="T63" style:family="text">
      <style:text-properties fo:color="#ff3333" style:font-name="Monospace1" fo:font-size="10pt" officeooo:rsid="012a10b3" style:font-size-asian="10pt"/>
    </style:style>
    <style:style style:name="T64" style:family="text">
      <style:text-properties fo:color="#ff3333" officeooo:rsid="0148626f"/>
    </style:style>
    <style:style style:name="T65" style:family="text">
      <style:text-properties officeooo:rsid="0085078e"/>
    </style:style>
    <style:style style:name="T66" style:family="text">
      <style:text-properties fo:font-size="10pt" style:font-size-asian="10pt"/>
    </style:style>
    <style:style style:name="T67" style:family="text">
      <style:text-properties fo:font-size="10pt" officeooo:rsid="011ad6f9" style:font-size-asian="10pt" style:font-size-complex="10pt"/>
    </style:style>
    <style:style style:name="T68" style:family="text">
      <style:text-properties fo:font-size="10pt" officeooo:rsid="011c23b9" style:font-size-asian="10pt" style:font-size-complex="10pt"/>
    </style:style>
    <style:style style:name="T69" style:family="text">
      <style:text-properties fo:font-size="10pt" officeooo:rsid="011d5973" style:font-size-asian="10pt" style:font-size-complex="10pt"/>
    </style:style>
    <style:style style:name="T70" style:family="text">
      <style:text-properties fo:font-size="10pt" officeooo:rsid="01252493" style:font-size-asian="10pt" style:font-size-complex="10pt"/>
    </style:style>
    <style:style style:name="T71" style:family="text">
      <style:text-properties fo:font-size="10pt" officeooo:rsid="0121fd2d" style:font-size-asian="10pt"/>
    </style:style>
    <style:style style:name="T72" style:family="text">
      <style:text-properties fo:font-size="10pt" officeooo:rsid="011bdf38" style:font-size-asian="10pt"/>
    </style:style>
    <style:style style:name="T73" style:family="text">
      <style:text-properties fo:font-size="10pt" officeooo:rsid="01286786" style:font-size-asian="10pt"/>
    </style:style>
    <style:style style:name="T74" style:family="text">
      <style:text-properties fo:font-size="10pt" officeooo:rsid="011c23b9" style:font-size-asian="10pt"/>
    </style:style>
    <style:style style:name="T75" style:family="text">
      <style:text-properties fo:font-size="10pt" officeooo:rsid="015fb85f" style:font-size-asian="10pt"/>
    </style:style>
    <style:style style:name="T76" style:family="text">
      <style:text-properties fo:font-size="10pt" style:text-underline-style="none" style:font-size-asian="10pt"/>
    </style:style>
    <style:style style:name="T77" style:family="text">
      <style:text-properties fo:font-size="10pt" style:text-underline-style="none" officeooo:rsid="011bdf38" style:font-size-asian="10pt"/>
    </style:style>
    <style:style style:name="T78" style:family="text">
      <style:text-properties fo:font-size="10pt" style:text-underline-style="none" officeooo:rsid="013aa8ee" style:font-size-asian="10pt" style:font-size-complex="10pt"/>
    </style:style>
    <style:style style:name="T79" style:family="text">
      <style:text-properties fo:font-size="10pt" style:text-underline-style="none" officeooo:rsid="013d549f" style:font-size-asian="10pt" style:font-size-complex="10pt"/>
    </style:style>
    <style:style style:name="T80" style:family="text">
      <style:text-properties fo:font-size="10pt" style:text-underline-style="none" officeooo:rsid="01511743" style:font-size-asian="10pt" style:font-size-complex="10pt"/>
    </style:style>
    <style:style style:name="T81" style:family="text">
      <style:text-properties fo:font-size="10pt" style:text-underline-style="none" fo:font-weight="bold" style:font-size-asian="10pt" style:font-weight-asian="bold" style:font-weight-complex="bold"/>
    </style:style>
    <style:style style:name="T82" style:family="text">
      <style:text-properties fo:font-size="10pt" style:text-underline-style="none" fo:font-weight="bold" officeooo:rsid="01566f29" style:font-size-asian="10pt" style:font-weight-asian="bold" style:font-weight-complex="bold"/>
    </style:style>
    <style:style style:name="T83" style:family="text">
      <style:text-properties fo:font-size="10pt" style:text-underline-style="none" fo:font-weight="bold" officeooo:rsid="01511743" style:font-size-asian="10pt" style:font-weight-asian="bold" style:font-size-complex="10pt" style:font-weight-complex="bold"/>
    </style:style>
    <style:style style:name="T84" style:family="text">
      <style:text-properties fo:font-size="10pt" style:text-underline-style="none" fo:font-weight="bold" officeooo:rsid="01566f29" style:font-size-asian="10pt" style:font-weight-asian="bold" style:font-size-complex="10pt" style:font-weight-complex="bold"/>
    </style:style>
    <style:style style:name="T85" style:family="text">
      <style:text-properties fo:font-size="10pt" style:text-underline-style="none" fo:font-weight="normal" officeooo:rsid="01511743" style:font-size-asian="10pt" style:font-weight-asian="normal" style:font-size-complex="10pt" style:font-weight-complex="normal"/>
    </style:style>
    <style:style style:name="T86" style:family="text">
      <style:text-properties fo:font-size="10pt" fo:font-weight="bold" officeooo:rsid="01252493" style:font-size-asian="10pt" style:font-weight-asian="bold" style:font-size-complex="10pt" style:font-weight-complex="bold"/>
    </style:style>
    <style:style style:name="T87" style:family="text">
      <style:text-properties fo:font-size="10pt" fo:font-weight="normal" officeooo:rsid="011ad6f9" style:font-size-asian="10pt" style:font-weight-asian="normal" style:font-size-complex="10pt" style:font-weight-complex="normal"/>
    </style:style>
    <style:style style:name="T88" style:family="text">
      <style:text-properties style:font-name="Monospace1"/>
    </style:style>
    <style:style style:name="T89" style:family="text">
      <style:text-properties style:font-name="Monospace1" fo:font-size="10pt" style:font-size-asian="10pt"/>
    </style:style>
    <style:style style:name="T90" style:family="text">
      <style:text-properties style:font-name="Monospace1" fo:font-size="10pt" officeooo:rsid="011bdf38" style:font-size-asian="10pt"/>
    </style:style>
    <style:style style:name="T91" style:family="text">
      <style:text-properties style:font-name="Monospace1" fo:font-size="10pt" officeooo:rsid="0128addc" style:font-size-asian="10pt" style:font-size-complex="10pt"/>
    </style:style>
    <style:style style:name="T92" style:family="text">
      <style:text-properties style:font-name="Monospace1" officeooo:rsid="0128addc"/>
    </style:style>
    <style:style style:name="T93" style:family="text">
      <style:text-properties style:font-name="Monospace1" officeooo:rsid="012be261"/>
    </style:style>
    <style:style style:name="T94" style:family="text">
      <style:text-properties style:font-name="Monospace1" officeooo:rsid="01535cb5"/>
    </style:style>
    <style:style style:name="T95" style:family="text">
      <style:text-properties style:font-name="Monospace1" officeooo:rsid="01566f29"/>
    </style:style>
    <style:style style:name="T96" style:family="text">
      <style:text-properties style:font-name="Monospace1" officeooo:rsid="0158e50b"/>
    </style:style>
    <style:style style:name="T97" style:family="text">
      <style:text-properties style:font-name="Monospace1" officeooo:rsid="015c2cf6"/>
    </style:style>
    <style:style style:name="T98" style:family="text">
      <style:text-properties style:font-name="Monospace1" officeooo:rsid="0163e16b"/>
    </style:style>
    <style:style style:name="T99" style:family="text">
      <style:text-properties fo:color="#313739" style:font-name="Monospace1"/>
    </style:style>
    <style:style style:name="T100" style:family="text">
      <style:text-properties fo:color="#313739" style:font-name="Monospace1" officeooo:rsid="0128addc"/>
    </style:style>
    <style:style style:name="T101" style:family="text">
      <style:text-properties fo:color="#313739" style:font-name="Monospace1" officeooo:rsid="01535cb5"/>
    </style:style>
    <style:style style:name="T102" style:family="text">
      <style:text-properties fo:color="#313739" style:font-name="Monospace1" officeooo:rsid="015dae4e"/>
    </style:style>
    <style:style style:name="T103" style:family="text">
      <style:text-properties fo:color="#313739" style:font-name="Monospace1" officeooo:rsid="015e8826"/>
    </style:style>
    <style:style style:name="T104" style:family="text">
      <style:text-properties fo:color="#313739" style:font-name="Arial3" fo:font-size="10pt" style:text-underline-style="none" style:font-size-asian="10pt"/>
    </style:style>
    <style:style style:name="T105"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106" style:family="text">
      <style:text-properties fo:color="#313739" fo:font-size="10pt" style:text-underline-style="none" fo:font-weight="bold" style:font-size-asian="10pt" style:font-weight-asian="bold" style:font-weight-complex="bold"/>
    </style:style>
    <style:style style:name="T107" style:family="text">
      <style:text-properties fo:color="#313739" fo:font-size="10pt" style:text-underline-style="none" fo:font-weight="bold" officeooo:rsid="01511743" style:font-size-asian="10pt" style:font-weight-asian="bold" style:font-size-complex="10pt" style:font-weight-complex="bold"/>
    </style:style>
    <style:style style:name="T108" style:family="text">
      <style:text-properties officeooo:rsid="011288b0"/>
    </style:style>
    <style:style style:name="T109" style:family="text">
      <style:text-properties fo:font-weight="bold" style:font-weight-asian="bold" style:font-weight-complex="bold"/>
    </style:style>
    <style:style style:name="T110" style:family="text">
      <style:text-properties fo:font-weight="bold" officeooo:rsid="0133c057" style:font-weight-asian="bold" style:font-weight-complex="bold"/>
    </style:style>
    <style:style style:name="T111" style:family="text">
      <style:text-properties fo:font-size="9pt" style:font-size-asian="9pt" style:font-size-complex="9pt"/>
    </style:style>
    <style:style style:name="T112" style:family="text">
      <style:text-properties officeooo:rsid="01160277"/>
    </style:style>
    <style:style style:name="T113" style:family="text">
      <style:text-properties style:font-name="Monospace"/>
    </style:style>
    <style:style style:name="T114" style:family="text">
      <style:text-properties style:font-name="Monospace" fo:font-size="9pt" style:font-size-asian="9pt" style:font-size-complex="9pt"/>
    </style:style>
    <style:style style:name="T115" style:family="text">
      <style:text-properties style:font-name="Monospace" fo:font-size="10pt" officeooo:rsid="011bdf38" style:font-size-asian="10pt"/>
    </style:style>
    <style:style style:name="T116" style:family="text">
      <style:text-properties style:font-name="Monospace" fo:font-size="10pt" officeooo:rsid="011c23b9" style:font-size-asian="10pt"/>
    </style:style>
    <style:style style:name="T117" style:family="text">
      <style:text-properties style:font-name="Monospace" fo:font-size="10pt" officeooo:rsid="01286786" style:font-size-asian="10pt"/>
    </style:style>
    <style:style style:name="T118" style:family="text">
      <style:text-properties style:font-name="Monospace" fo:font-size="10pt" officeooo:rsid="015fb85f" style:font-size-asian="10pt"/>
    </style:style>
    <style:style style:name="T119" style:family="text">
      <style:text-properties style:font-name="Monospace" fo:font-size="10pt" fo:font-style="normal" officeooo:rsid="01535cb5" style:font-size-asian="10pt" style:font-style-asian="normal" style:font-size-complex="10pt" style:font-style-complex="normal"/>
    </style:style>
    <style:style style:name="T120" style:family="text">
      <style:text-properties style:font-name="Monospace" officeooo:rsid="0128addc"/>
    </style:style>
    <style:style style:name="T121" style:family="text">
      <style:text-properties officeooo:rsid="011c23b9"/>
    </style:style>
    <style:style style:name="T122" style:family="text">
      <style:text-properties officeooo:rsid="011d5973"/>
    </style:style>
    <style:style style:name="T123" style:family="text">
      <style:text-properties fo:color="#009900"/>
    </style:style>
    <style:style style:name="T124" style:family="text">
      <style:text-properties fo:color="#009900" style:font-name="Monospace1"/>
    </style:style>
    <style:style style:name="T125" style:family="text">
      <style:text-properties fo:color="#009900" style:font-name="Monospace1" fo:font-size="10pt" officeooo:rsid="0128addc" style:font-size-asian="10pt" style:font-size-complex="10pt"/>
    </style:style>
    <style:style style:name="T126" style:family="text">
      <style:text-properties fo:color="#009900" style:font-name="Monospace"/>
    </style:style>
    <style:style style:name="T127" style:family="text">
      <style:text-properties fo:color="#009900" style:font-name="Monospace" officeooo:rsid="0128addc"/>
    </style:style>
    <style:style style:name="T128" style:family="text">
      <style:text-properties officeooo:rsid="01252493"/>
    </style:style>
    <style:style style:name="T129" style:family="text">
      <style:text-properties officeooo:rsid="01278924"/>
    </style:style>
    <style:style style:name="T130" style:family="text">
      <style:text-properties officeooo:rsid="012f0c47"/>
    </style:style>
    <style:style style:name="T131" style:family="text">
      <style:text-properties officeooo:rsid="0133c057"/>
    </style:style>
    <style:style style:name="T132" style:family="text">
      <style:text-properties officeooo:rsid="0135b743"/>
    </style:style>
    <style:style style:name="T133" style:family="text">
      <style:text-properties officeooo:rsid="013bdf29"/>
    </style:style>
    <style:style style:name="T134" style:family="text">
      <style:text-properties officeooo:rsid="013d549f"/>
    </style:style>
    <style:style style:name="T135" style:family="text">
      <style:text-properties officeooo:rsid="013fece3"/>
    </style:style>
    <style:style style:name="T136" style:family="text">
      <style:text-properties officeooo:rsid="01426e4b"/>
    </style:style>
    <style:style style:name="T137" style:family="text">
      <style:text-properties officeooo:rsid="0145e052"/>
    </style:style>
    <style:style style:name="T138" style:family="text">
      <style:text-properties officeooo:rsid="014a69f3"/>
    </style:style>
    <style:style style:name="T139" style:family="text">
      <style:text-properties officeooo:rsid="012d88d3"/>
    </style:style>
    <style:style style:name="T140" style:family="text">
      <style:text-properties officeooo:rsid="01535cb5"/>
    </style:style>
    <style:style style:name="T141" style:family="text">
      <style:text-properties officeooo:rsid="01566f29"/>
    </style:style>
    <style:style style:name="T142" style:family="text">
      <style:text-properties officeooo:rsid="015abcc7"/>
    </style:style>
    <style:style style:name="T143" style:family="text">
      <style:text-properties officeooo:rsid="015e8826"/>
    </style:style>
    <style:style style:name="T144" style:family="text">
      <style:text-properties officeooo:rsid="015fb85f"/>
    </style:style>
    <style:style style:name="T145" style:family="text">
      <style:text-properties officeooo:rsid="015fbe8e"/>
    </style:style>
    <style:style style:name="T146" style:family="text">
      <style:text-properties officeooo:rsid="0164e852"/>
    </style:style>
    <style:style style:name="T147" style:family="text">
      <style:text-properties style:text-position="0% 100%"/>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loext:rel-width-rel="paragraph">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loext:rel-width-rel="paragraph">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loext:rel-width-rel="paragraph">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loext:rel-width-rel="paragraph">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loext:rel-width-rel="paragraph">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loext:rel-width-rel="paragraph">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loext:rel-width-rel="paragraph">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loext:rel-width-rel="paragraph">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loext:rel-width-rel="paragraph">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94315561279760" text:id="ct94315561279760">
          <text:deletion>
            <office:change-info>
              <dc:creator>Unknown Author</dc:creator>
              <dc:date>2013-08-16T16:29:00</dc:date>
            </office:change-info>
            <text:p text:style-name="P1">Characterisation of metadata to enable high quality climate applications and services</text:p>
          </text:deletion>
        </text:changed-region>
        <text:changed-region xml:id="ct94315562364768" text:id="ct94315562364768">
          <text:deletion>
            <office:change-info>
              <dc:creator>Unknown Author</dc:creator>
              <dc:date>2013-08-16T16:29:00</dc:date>
            </office:change-info>
            <text:p text:style-name="P2">Deliverable 300.3</text:p>
          </text:deletion>
        </text:changed-region>
        <text:changed-region xml:id="ct94315561357248" text:id="ct94315561357248">
          <text:deletion>
            <office:change-info>
              <dc:creator>Unknown Author</dc:creator>
              <dc:date>2013-08-16T16:29:00</dc:date>
            </office:change-info>
            <text:p text:style-name="P3">Gap Analysis</text:p>
          </text:deletion>
        </text:changed-region>
        <text:changed-region xml:id="ct94315561358464" text:id="ct94315561358464">
          <text:insertion>
            <office:change-info>
              <dc:creator>Unknown Author</dc:creator>
              <dc:date>2013-08-16T16:29:00</dc:date>
            </office:change-info>
          </text:insertion>
        </text:changed-region>
        <text:changed-region xml:id="ct94315560794176" text:id="ct94315560794176">
          <text:insertion>
            <office:change-info>
              <dc:creator>Unknown Author</dc:creator>
              <dc:date>2013-08-16T16:29:00</dc:date>
            </office:change-info>
          </text:insertion>
        </text:changed-region>
        <text:changed-region xml:id="ct94315561281440" text:id="ct94315561281440">
          <text:insertion>
            <office:change-info>
              <dc:creator>Unknown Author</dc:creator>
              <dc:date>2013-08-16T16:29:00</dc:date>
            </office:change-info>
          </text:insertion>
        </text:changed-region>
        <text:changed-region xml:id="ct94315561370352" text:id="ct94315561370352">
          <text:deletion>
            <office:change-info>
              <dc:creator>Unknown Author</dc:creator>
              <dc:date>2013-08-16T16:30:00</dc:date>
            </office:change-info>
            <text:p text:style-name="P4">R. Alegre</text:p>
          </text:deletion>
        </text:changed-region>
        <text:changed-region xml:id="ct94315561371200" text:id="ct94315561371200">
          <text:deletion>
            <office:change-info>
              <dc:creator>Unknown Author</dc:creator>
              <dc:date>2013-08-16T16:30:00</dc:date>
            </office:change-info>
            <text:p text:style-name="P4">Project Researcher</text:p>
          </text:deletion>
        </text:changed-region>
        <text:changed-region xml:id="ct94315561371392" text:id="ct94315561371392">
          <text:insertion>
            <office:change-info>
              <dc:creator>Unknown Author</dc:creator>
              <dc:date>2013-08-16T16:30:00</dc:date>
            </office:change-info>
          </text:insertion>
        </text:changed-region>
        <text:changed-region xml:id="ct94315561368720" text:id="ct94315561368720">
          <text:deletion>
            <office:change-info>
              <dc:creator>Unknown Author</dc:creator>
              <dc:date>2013-08-16T16:30:00</dc:date>
            </office:change-info>
            <text:p text:style-name="P4">UREAD</text:p>
          </text:deletion>
        </text:changed-region>
        <text:changed-region xml:id="ct94315561368912" text:id="ct94315561368912">
          <text:insertion>
            <office:change-info>
              <dc:creator>Unknown Author</dc:creator>
              <dc:date>2013-08-16T16:30:00</dc:date>
            </office:change-info>
          </text:insertion>
        </text:changed-region>
        <text:changed-region xml:id="ct94315561822272" text:id="ct94315561822272">
          <text:deletion>
            <office:change-info>
              <dc:creator>Philip Kershaw</dc:creator>
              <dc:date>2013-08-13T08:13:00</dc:date>
            </office:change-info>
            <text:p text:style-name="P5">R-1]</text:p>
          </text:deletion>
        </text:changed-region>
        <text:changed-region xml:id="ct94315561822048" text:id="ct94315561822048">
          <text:deletion>
            <office:change-info>
              <dc:creator>Philip Kershaw</dc:creator>
              <dc:date>2013-08-13T08:14:00</dc:date>
            </office:change-info>
            <text:p text:style-name="P5">[</text:p>
          </text:deletion>
        </text:changed-region>
        <text:changed-region xml:id="ct94315561826448" text:id="ct94315561826448">
          <text:deletion>
            <office:change-info>
              <dc:creator>Unknown Author</dc:creator>
              <dc:date>2013-08-16T16:31:00</dc:date>
            </office:change-info>
            <text:p text:style-name="P5">STFC</text:p>
          </text:deletion>
        </text:changed-region>
        <text:changed-region xml:id="ct94315563173920" text:id="ct94315563173920">
          <text:deletion>
            <office:change-info>
              <dc:creator>Unknown Author</dc:creator>
              <dc:date>2013-08-16T16:31:00</dc:date>
            </office:change-info>
            <text:p text:style-name="P5">Analysis of Existing Technical Solutions</text:p>
          </text:deletion>
        </text:changed-region>
        <text:changed-region xml:id="ct94315561826192" text:id="ct94315561826192">
          <text:deletion>
            <office:change-info>
              <dc:creator>Unknown Author</dc:creator>
              <dc:date>2013-08-16T16:31:00</dc:date>
            </office:change-info>
            <text:p text:style-name="P5">14<text:span text:style-name="T1">th</text:span> May 2013</text:p>
          </text:deletion>
        </text:changed-region>
        <text:changed-region xml:id="ct94315561322048" text:id="ct94315561322048">
          <text:deletion>
            <office:change-info>
              <dc:creator>Unknown Author</dc:creator>
              <dc:date>2013-08-16T16:31:00</dc:date>
            </office:change-info>
            <text:p text:style-name="P4">R. Alegre</text:p>
          </text:deletion>
        </text:changed-region>
        <text:changed-region xml:id="ct94315561322384" text:id="ct94315561322384">
          <text:deletion>
            <office:change-info>
              <dc:creator>Unknown Author</dc:creator>
              <dc:date>2013-08-16T16:32:00</dc:date>
            </office:change-info>
            <text:p text:style-name="P5">22</text:p>
          </text:deletion>
        </text:changed-region>
        <text:changed-region xml:id="ct94315561306928" text:id="ct94315561306928">
          <text:format-change>
            <office:change-info>
              <dc:creator>Unknown Author</dc:creator>
              <dc:date>2013-09-27T10:25:00</dc:date>
            </office:change-info>
          </text:format-change>
        </text:changed-region>
        <text:changed-region xml:id="ct94315561268544" text:id="ct94315561268544">
          <text:deletion>
            <office:change-info>
              <dc:creator>Unknown Author</dc:creator>
              <dc:date>2013-08-16T16:25:00</dc:date>
            </office:change-info>
            <text:list xml:id="list2025499287309361693" text:style-name="WWNum47">
              <text:list-item>
                <text:h text:style-name="P6" text:outline-level="3"/>
              </text:list-item>
              <text:list-item>
                <text:h text:style-name="P6" text:outline-level="3"/>
              </text:list-item>
            </text:list>
          </text:deletion>
        </text:changed-region>
        <text:changed-region xml:id="ct94315561268352" text:id="ct94315561268352">
          <text:deletion>
            <office:change-info>
              <dc:creator>Unknown Author</dc:creator>
              <dc:date>2013-08-16T16:41:00</dc:date>
            </office:change-info>
            <text:list xml:id="list102309253922913" text:continue-numbering="true" text:style-name="WWNum47">
              <text:list-item>
                <text:h text:style-name="P6" text:outline-level="3"/>
              </text:list-item>
              <text:list-item>
                <text:p text:style-name="P7"/>
              </text:list-item>
              <text:list-item>
                <text:h text:style-name="P8"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No major gaps, although still some implementation details need discussion and refining, probably done during Software Requirements Document development and discussions.</text:p>
              </text:list-item>
              <text:list-item>
                <text:p text:style-name="P10"/>
              </text:list-item>
              <text:list-item>
                <text:h text:style-name="P6" text:outline-level="3"/>
              </text:list-item>
            </text:list>
          </text:deletion>
        </text:changed-region>
        <text:changed-region xml:id="ct94315561268160" text:id="ct94315561268160">
          <text:deletion>
            <office:change-info>
              <dc:creator>Unknown Author</dc:creator>
              <dc:date>2013-08-16T16:53:00</dc:date>
            </office:change-info>
            <text:list xml:id="list102309413544721" text:continue-numbering="true" text:style-name="WWNum47">
              <text:list-item>
                <text:h text:style-name="P6" text:outline-level="3"/>
              </text:list-item>
              <text:list-item>
                <text:h text:style-name="P6" text:outline-level="3"/>
              </text:list-item>
            </text:list>
          </text:deletion>
        </text:changed-region>
        <text:changed-region xml:id="ct94315561267968" text:id="ct94315561267968">
          <text:deletion>
            <office:change-info>
              <dc:creator>Unknown Author</dc:creator>
              <dc:date>2013-08-16T16:41:00</dc:date>
            </office:change-info>
            <text:list xml:id="list102310279509920" text:continue-numbering="true" text:style-name="WWNum47">
              <text:list-item>
                <text:p text:style-name="P11"><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9"/>
                <text:list>
                  <text:list-item>
                    <text:list>
                      <text:list-item>
                        <text:h text:style-name="P12"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n established pattern of triple store + NoSQL database to index triple store for efficient search</text:p>
              </text:list-item>
              <text:list-item>
                <text:p text:style-name="P9">Extend this concept selecting facets</text:p>
              </text:list-item>
              <text:list-item>
                <text:p text:style-name="P9">Solr (BBC World Service Pilot), Lucene (ENVILOD project)</text:p>
              </text:list-item>
              <text:list-item>
                <text:p text:style-name="P9"/>
                <text:list>
                  <text:list-item>
                    <text:list>
                      <text:list-item>
                        <text:h text:style-name="P12"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3"/>
              </text:list-item>
              <text:list-item>
                <text:p text:style-name="P9">Need standard way of geo-temporal info: ISO19115, 19156 and Data Cube ontologies </text:p>
              </text:list-item>
              <text:list-item>
                <text:p text:style-name="P9">GeoSPARQL?</text:p>
              </text:list-item>
              <text:list-item>
                <text:p text:style-name="P13">Web services interfaces for querying: REST interface, OpenSearch</text:p>
              </text:list-item>
              <text:list-item>
                <text:p text:style-name="P13">Pending issues:</text:p>
              </text:list-item>
              <text:list-item>
                <text:p text:style-name="P14">Could users add events to the metadata database? Should that be treated as any other kind of metadata?</text:p>
              </text:list-item>
              <text:list-item>
                <text:p text:style-name="P9"/>
                <text:list>
                  <text:list-item>
                    <text:list>
                      <text:list-item>
                        <text:h text:style-name="P12"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Structured metadata is needed for machine based intercomparison</text:p>
              </text:list-item>
              <text:list-item>
                <text:p text:style-name="P9">Dependent on the data model, all existing solutions discussed in Delivery 300.2</text:p>
              </text:list-item>
              <text:list-item>
                <text:p text:style-name="P9"/>
                <text:list>
                  <text:list-item>
                    <text:list>
                      <text:list-item>
                        <text:h text:style-name="P15"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CHARMe Users can use the Fine-Grained Commentary Tool to visualize and request the manipulation of a subset of a dataset.</text:p>
              </text:list-item>
              <text:list-item>
                <text:p text:style-name="P9">The development of this tool will be based on the BlogMyData project and will use ncWMS.</text:p>
              </text:list-item>
              <text:list-item>
                <text:p text:style-name="P9">4D annotations: temporal and georeferenced annotations. GEOSPARQL? </text:p>
              </text:list-item>
              <text:list-item>
                <text:p text:style-name="P9"/>
                <text:list>
                  <text:list-item>
                    <text:list>
                      <text:list-item>
                        <text:h text:style-name="P12"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 CHARMe System Administrator with the correct privileges will be able to directly manipulate the CHARMe applications to install them, update them and uninstall them.</text:p>
              </text:list-item>
              <text:list-item>
                <text:p text:style-name="P9">This mechanism may not be provided in the early releases of CHARMe, but there is a need for the applications to be maintained by somebody else</text:p>
              </text:list-item>
              <text:list-item>
                <text:p text:style-name="P9">Maintenance and Administration Tools TBD. </text:p>
              </text:list-item>
              <text:list-item>
                <text:p text:style-name="P9"/>
                <text:list>
                  <text:list-item>
                    <text:list>
                      <text:list-item>
                        <text:h text:style-name="P15"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Pending issues:</text:p>
              </text:list-item>
              <text:list-item>
                <text:p text:style-name="P9">User credentials for bulk manipulation of <text:s/>C-metadata? Remote System credentials? CHARMe User credentials?</text:p>
              </text:list-item>
              <text:list-item>
                <text:p text:style-name="P9"/>
                <text:list>
                  <text:list-item>
                    <text:list>
                      <text:list-item>
                        <text:h text:style-name="P12"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Another case of query, but multiple queries so it must be efficient</text:p>
              </text:list-item>
              <text:list-item>
                <text:p text:style-name="P9">Pending issues:</text:p>
              </text:list-item>
              <text:list-item>
                <text:p text:style-name="P9">Efficiency</text:p>
              </text:list-item>
              <text:list-item>
                <text:p text:style-name="P9">User credentials for bulk manipulation of C-metadata? Remote System credentials? CHARMe User credentials?</text:p>
              </text:list-item>
              <text:list-item>
                <text:p text:style-name="P9"/>
                <text:list>
                  <text:list-item>
                    <text:list>
                      <text:list-item>
                        <text:h text:style-name="P12"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pproval process for user annotations</text:p>
              </text:list-item>
              <text:list-item>
                <text:p text:style-name="P9">Implies async process – do we really want this for all annotations?!</text:p>
              </text:list-item>
              <text:list-item>
                <text:p text:style-name="P9">Web development task</text:p>
              </text:list-item>
              <text:list-item>
                <text:p text:style-name="P9">Pending issues:</text:p>
              </text:list-item>
              <text:list-item>
                <text:p text:style-name="P9">User credentials for manipulation of C-metadata requests? Remote System credentials? </text:p>
              </text:list-item>
              <text:list-item>
                <text:p text:style-name="P9"/>
                <text:list>
                  <text:list-item>
                    <text:list>
                      <text:list-item>
                        <text:h text:style-name="P12"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
                  <text:list-item>
                    <text:list>
                      <text:list-item>
                        <text:h text:style-name="P12"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Maintenance and Administration Tools</text:p>
              </text:list-item>
              <text:list-item>
                <text:p text:style-name="P16"/>
                <text:list>
                  <text:list-item>
                    <text:h text:style-name="P17"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9">In this section, we will give a brief overview on each of the user requirements listed in [R-2] and list the possible gaps and the pending issues discovered.</text:p>
              </text:list-item>
              <text:list-item>
                <text:p text:style-name="P9"/>
              </text:list-item>
              <text:list-item>
                <text:h text:style-name="P18" text:outline-level="3">Implementation Risks</text:h>
              </text:list-item>
            </text:list>
          </text:deletion>
        </text:changed-region>
        <text:changed-region xml:id="ct94315561267776" text:id="ct94315561267776">
          <text:deletion>
            <office:change-info>
              <dc:creator>Philip Kershaw</dc:creator>
              <dc:date>2013-08-13T09:21:00</dc:date>
            </office:change-info>
            <text:p text:style-name="P19">ing his/her</text:p>
          </text:deletion>
        </text:changed-region>
        <text:changed-region xml:id="ct94315561267584" text:id="ct94315561267584">
          <text:deletion>
            <office:change-info>
              <dc:creator>Unknown Author</dc:creator>
              <dc:date>2013-08-16T16:41:00</dc:date>
            </office:change-info>
            <text:p text:style-name="P19">need to release their</text:p>
          </text:deletion>
        </text:changed-region>
        <text:changed-region xml:id="ct94315561260256" text:id="ct94315561260256">
          <text:deletion>
            <office:change-info>
              <dc:creator>Philip Kershaw</dc:creator>
              <dc:date>2013-08-13T09:21:00</dc:date>
            </office:change-info>
            <text:p text:style-name="P19">be </text:p>
          </text:deletion>
        </text:changed-region>
        <text:changed-region xml:id="ct94315561260064" text:id="ct94315561260064">
          <text:deletion>
            <office:change-info>
              <dc:creator>Unknown Author</dc:creator>
              <dc:date>2013-08-16T16:41:00</dc:date>
            </office:change-info>
            <text:list xml:id="list102308682928924" text:continue-numbering="true" text:style-name="WWNum47">
              <text:list-item>
                <text:p text:style-name="P20">analysis.</text:p>
              </text:list-item>
              <text:list-item>
                <text:p text:style-name="P21"/>
              </text:list-item>
              <text:list-item>
                <text:p text:style-name="P20">There is a pending issue however on data privacy. The user may </text:p>
              </text:list-item>
            </text:list>
          </text:deletion>
        </text:changed-region>
        <text:changed-region xml:id="ct94315561266352" text:id="ct94315561266352">
          <text:deletion>
            <office:change-info>
              <dc:creator>Philip Kershaw</dc:creator>
              <dc:date>2013-08-13T09:19:00</dc:date>
            </office:change-info>
            <text:p text:style-name="P19">Document elaboration</text:p>
          </text:deletion>
        </text:changed-region>
        <text:changed-region xml:id="ct94315561266160" text:id="ct94315561266160">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94315561265968" text:id="ct94315561265968">
          <text:deletion>
            <office:change-info>
              <dc:creator>Philip Kershaw</dc:creator>
              <dc:date>2013-08-13T09:19:00</dc:date>
            </office:change-info>
            <text:p text:style-name="P19">n</text:p>
          </text:deletion>
        </text:changed-region>
        <text:changed-region xml:id="ct94315561265776" text:id="ct94315561265776">
          <text:deletion>
            <office:change-info>
              <dc:creator>Unknown Author</dc:creator>
              <dc:date>2013-08-16T16:41:00</dc:date>
            </office:change-info>
            <text:list xml:id="list102309385923891" text:continue-numbering="true" text:style-name="WWNum47">
              <text:list-item>
                <text:p text:style-name="P20">ser to locate the file first in the specific Data Provider’s site.</text:p>
              </text:list-item>
            </text:list>
            <text:p text:style-name="P22"/>
            <text:list xml:id="list7638657661860891548" text:style-name="WWNum1">
              <text:list-item>
                <text:list>
                  <text:list-item>
                    <text:list>
                      <text:list-item>
                        <text:h text:style-name="P23"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interested in a particular dataset can be updated when the CHARMe metadata available for that dataset changes. </text:p>
            <text:p text:style-name="P22"/>
            <text:list xml:id="list102308948570956" text:continue-list="list102309385923891" text:style-name="WWNum47">
              <text:list-item>
                <text:p text:style-name="P20">The CHARMe Plug-In will provide the user to register in the list of followers of a</text:p>
              </text:list-item>
            </text:list>
          </text:deletion>
        </text:changed-region>
        <text:changed-region xml:id="ct94315561265584" text:id="ct94315561265584">
          <text:deletion>
            <office:change-info>
              <dc:creator>Philip Kershaw</dc:creator>
              <dc:date>2013-08-13T09:19:00</dc:date>
            </office:change-info>
            <text:p text:style-name="P19">U</text:p>
          </text:deletion>
        </text:changed-region>
        <text:changed-region xml:id="ct94315561265392" text:id="ct94315561265392">
          <text:deletion>
            <office:change-info>
              <dc:creator>Unknown Author</dc:creator>
              <dc:date>2013-08-16T16:41:00</dc:date>
            </office:change-info>
            <text:list xml:id="list102309595109631" text:continue-numbering="true" text:style-name="WWNum47">
              <text:list-item>
                <text:p text:style-name="P11"><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4">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4"/>
            <text:list xml:id="list102309436029314" text:continue-list="list7638657661860891548" text:style-name="WWNum1">
              <text:list-item>
                <text:list>
                  <text:list-item>
                    <text:list>
                      <text:list-item>
                        <text:h text:style-name="P23"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will be able to navigate through the CHARMe data archive, researching on other datasets that might not have appeared at the Data Provider's website, but which share metadata with one of the search results.</text:p>
            <text:p text:style-name="P22"/>
            <text:list xml:id="list102308601861076" text:continue-list="list102309595109631" text:style-name="WWNum47">
              <text:list-item>
                <text:p text:style-name="P9">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2"/>
            <text:list xml:id="list102309178575643" text:continue-list="list102309436029314" text:style-name="WWNum1">
              <text:list-item>
                <text:list>
                  <text:list-item>
                    <text:list>
                      <text:list-item>
                        <text:h text:style-name="P23"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can submit requests to add, modify or delete CHARMe data via the CHARMe Plug-In installed at the data provider’s site.</text:p>
            <text:p text:style-name="P24">The CHARMe Plug-In will feature this, and the technologies used to store the data into the database have been widely discussed on [R-1].</text:p>
            <text:list xml:id="list102309795913521" text:continue-list="list102308601861076" text:style-name="WWNum47">
              <text:list-item>
                <text:p text:style-name="P11"><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94315561265200" text:id="ct94315561265200">
          <text:deletion>
            <office:change-info>
              <dc:creator>Philip Kershaw</dc:creator>
              <dc:date>2013-08-13T09:23:00</dc:date>
            </office:change-info>
            <text:p text:style-name="P19">might </text:p>
          </text:deletion>
        </text:changed-region>
        <text:changed-region xml:id="ct94315561265008" text:id="ct94315561265008">
          <text:deletion>
            <office:change-info>
              <dc:creator>Unknown Author</dc:creator>
              <dc:date>2013-08-16T16:41:00</dc:date>
            </office:change-info>
            <text:list xml:id="list102309541818874"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94315561264816" text:id="ct94315561264816">
          <text:deletion>
            <office:change-info>
              <dc:creator>Philip Kershaw</dc:creator>
              <dc:date>2013-08-13T09:22:00</dc:date>
            </office:change-info>
            <text:p text:style-name="P19">feature this using</text:p>
          </text:deletion>
        </text:changed-region>
        <text:changed-region xml:id="ct94315561264624" text:id="ct94315561264624">
          <text:deletion>
            <office:change-info>
              <dc:creator>Unknown Author</dc:creator>
              <dc:date>2013-08-16T16:41:00</dc:date>
            </office:change-info>
            <text:list xml:id="list102309170782198" text:continue-numbering="true" text:style-name="WWNum47">
              <text:list-item>
                <text:p text:style-name="P25"/>
              </text:list-item>
            </text:list>
            <text:list xml:id="list102309238213598" text:continue-list="list102309178575643" text:style-name="WWNum1">
              <text:list-item>
                <text:list>
                  <text:list-item>
                    <text:list>
                      <text:list-item>
                        <text:h text:style-name="P26"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visually identify which of the search results appearing at a data provider’s site have available CHARMe data. </text:p>
            <text:p text:style-name="P27"><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4"/>
            <text:list xml:id="list102310111149854" text:continue-numbering="true" text:style-name="WWNum1">
              <text:list-item>
                <text:list>
                  <text:list-item>
                    <text:list>
                      <text:list-item>
                        <text:h text:style-name="P23"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discover the CHARMe data available for a dataset listed in the search results at a data provider’s site in a structured and orderly fashion. </text:p>
            <text:list xml:id="list102310337927802" text:continue-list="list102309170782198" text:style-name="WWNum47">
              <text:list-item>
                <text:p text:style-name="P20">Similarly to UC-101, the CHARMe Plug-In will </text:p>
              </text:list-item>
            </text:list>
          </text:deletion>
        </text:changed-region>
        <text:changed-region xml:id="ct94315561264432" text:id="ct94315561264432">
          <text:deletion>
            <office:change-info>
              <dc:creator>Philip Kershaw</dc:creator>
              <dc:date>2013-08-13T09:15:00</dc:date>
            </office:change-info>
            <text:list xml:id="list102310560055677" text:continue-numbering="true" text:style-name="WWNum47">
              <text:list-item>
                <text:p text:style-name="P25"/>
              </text:list-item>
              <text:list-item>
                <text:p text:style-name="P25"/>
              </text:list-item>
            </text:list>
          </text:deletion>
        </text:changed-region>
        <text:changed-region xml:id="ct94315561264240" text:id="ct94315561264240">
          <text:deletion>
            <office:change-info>
              <dc:creator>Unknown Author</dc:creator>
              <dc:date>2013-08-16T16:41:00</dc:date>
            </office:change-info>
            <text:list xml:id="list102309767713929" text:continue-numbering="true" text:style-name="WWNum47">
              <text:list-item>
                <text:p text:style-name="P11"><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94315561264048" text:id="ct94315561264048">
          <text:deletion>
            <office:change-info>
              <dc:creator>Philip Kershaw</dc:creator>
              <dc:date>2013-08-13T09:03:00</dc:date>
            </office:change-info>
            <text:list xml:id="list102309585471218"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8">Authentication in CHARMe vs Authentication at data providers?</text:p>
              </text:list-item>
            </text:list>
          </text:deletion>
        </text:changed-region>
        <text:changed-region xml:id="ct94315561263856" text:id="ct94315561263856">
          <text:deletion>
            <office:change-info>
              <dc:creator>Philip Kershaw</dc:creator>
              <dc:date>2013-08-13T08:41:00</dc:date>
            </office:change-info>
            <text:p text:style-name="P29">request a </text:p>
          </text:deletion>
        </text:changed-region>
        <text:changed-region xml:id="ct94315561263664" text:id="ct94315561263664">
          <text:deletion>
            <office:change-info>
              <dc:creator>Philip Kershaw</dc:creator>
              <dc:date>2013-08-13T09:03:00</dc:date>
            </office:change-info>
            <text:p text:style-name="P29"><text:s/></text:p>
          </text:deletion>
        </text:changed-region>
        <text:changed-region xml:id="ct94315561263472" text:id="ct94315561263472">
          <text:deletion>
            <office:change-info>
              <dc:creator>Philip Kershaw</dc:creator>
              <dc:date>2013-08-13T08:41:00</dc:date>
            </office:change-info>
            <text:p text:style-name="P29">The only requirement so far is about registration for users to obtain an ID they can provide every time they</text:p>
          </text:deletion>
        </text:changed-region>
        <text:changed-region xml:id="ct94315561263280" text:id="ct94315561263280">
          <text:deletion>
            <office:change-info>
              <dc:creator>Philip Kershaw</dc:creator>
              <dc:date>2013-08-13T09:03:00</dc:date>
            </office:change-info>
            <text:p text:style-name="P29">. </text:p>
          </text:deletion>
        </text:changed-region>
        <text:changed-region xml:id="ct94315561263088" text:id="ct94315561263088">
          <text:deletion>
            <office:change-info>
              <dc:creator>Philip Kershaw</dc:creator>
              <dc:date>2013-08-13T08:39:00</dc:date>
            </office:change-info>
            <text:p text:style-name="P29"><text:s/>system</text:p>
          </text:deletion>
        </text:changed-region>
        <text:changed-region xml:id="ct94315561262896" text:id="ct94315561262896">
          <text:deletion>
            <office:change-info>
              <dc:creator>Philip Kershaw</dc:creator>
              <dc:date>2013-08-13T09:03:00</dc:date>
            </office:change-info>
            <text:p text:style-name="P29"><text:s/>authentication</text:p>
          </text:deletion>
        </text:changed-region>
        <text:changed-region xml:id="ct94315561262704" text:id="ct94315561262704">
          <text:deletion>
            <office:change-info>
              <dc:creator>Philip Kershaw</dc:creator>
              <dc:date>2013-08-13T08:39:00</dc:date>
            </office:change-info>
            <text:p text:style-name="P29">n</text:p>
          </text:deletion>
        </text:changed-region>
        <text:changed-region xml:id="ct94315561262512" text:id="ct94315561262512">
          <text:deletion>
            <office:change-info>
              <dc:creator>Philip Kershaw</dc:creator>
              <dc:date>2013-08-13T09:03:00</dc:date>
            </office:change-info>
            <text:p text:style-name="P29">a</text:p>
          </text:deletion>
        </text:changed-region>
        <text:changed-region xml:id="ct94315561262320" text:id="ct94315561262320">
          <text:deletion>
            <office:change-info>
              <dc:creator>Philip Kershaw</dc:creator>
              <dc:date>2013-08-13T08:39:00</dc:date>
            </office:change-info>
            <text:p text:style-name="P29">of </text:p>
          </text:deletion>
        </text:changed-region>
        <text:changed-region xml:id="ct94315561262128" text:id="ct94315561262128">
          <text:deletion>
            <office:change-info>
              <dc:creator>Philip Kershaw</dc:creator>
              <dc:date>2013-08-13T09:03:00</dc:date>
            </office:change-info>
            <text:p text:style-name="P29">Another pending issue is the need </text:p>
          </text:deletion>
        </text:changed-region>
        <text:changed-region xml:id="ct94315561261936" text:id="ct94315561261936">
          <text:deletion>
            <office:change-info>
              <dc:creator>Unknown Author</dc:creator>
              <dc:date>2013-08-16T16:41:00</dc:date>
            </office:change-info>
            <text:list xml:id="list102309374991395"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30"><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0"><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8"/>
              </text:list-item>
            </text:list>
          </text:deletion>
        </text:changed-region>
        <text:changed-region xml:id="ct94315561261744" text:id="ct94315561261744">
          <text:deletion>
            <office:change-info>
              <dc:creator>Philip Kershaw</dc:creator>
              <dc:date>2013-08-13T08:56:00</dc:date>
            </office:change-info>
            <text:p text:style-name="P19">into </text:p>
          </text:deletion>
        </text:changed-region>
        <text:changed-region xml:id="ct94315561261552" text:id="ct94315561261552">
          <text:deletion>
            <office:change-info>
              <dc:creator>Unknown Author</dc:creator>
              <dc:date>2013-08-16T16:41:00</dc:date>
            </office:change-info>
            <text:list xml:id="list102309175396161" text:continue-numbering="true" text:style-name="WWNum47">
              <text:list-item>
                <text:p text:style-name="P11"><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1">The gap analysis provides key information to several stakeholders in the CHARMe project:</text:p>
            <text:list xml:id="list4105325209953384682" text:style-name="WWNum38">
              <text:list-item>
                <text:p text:style-name="P3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1"/>
            <text:list xml:id="list102310092911061" text:continue-list="list102310111149854" text:style-name="WWNum1">
              <text:list-item>
                <text:list>
                  <text:list-item>
                    <text:h text:style-name="P33" text:outline-level="3"><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4">In this section, we will give a brief overview on each of the use cases described in [R-1] and list the possible gaps and the pending issues discovered.</text:p>
            <text:list xml:id="list102309709729611" text:continue-numbering="true" text:style-name="WWNum1">
              <text:list-item>
                <text:list>
                  <text:list-item>
                    <text:list>
                      <text:list-item>
                        <text:h text:style-name="P23"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02309444875502" text:continue-list="list102309175396161" text:style-name="WWNum47">
              <text:list-item>
                <text:p text:style-name="P11"><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94315561261360" text:id="ct94315561261360">
          <text:deletion>
            <office:change-info>
              <dc:creator>Philip Kershaw</dc:creator>
              <dc:date>2013-08-13T08:18:00</dc:date>
            </office:change-info>
            <text:p text:style-name="P34">the </text:p>
          </text:deletion>
        </text:changed-region>
        <text:changed-region xml:id="ct94315561261168" text:id="ct94315561261168">
          <text:deletion>
            <office:change-info>
              <dc:creator>Unknown Author</dc:creator>
              <dc:date>2013-08-16T16:41:00</dc:date>
            </office:change-info>
            <text:p text:style-name="P34">s </text:p>
          </text:deletion>
        </text:changed-region>
        <text:changed-region xml:id="ct94315561260976" text:id="ct94315561260976">
          <text:deletion>
            <office:change-info>
              <dc:creator>Philip Kershaw</dc:creator>
              <dc:date>2013-08-13T08:18:00</dc:date>
            </office:change-info>
            <text:p text:style-name="P34">’</text:p>
          </text:deletion>
        </text:changed-region>
        <text:changed-region xml:id="ct94315561260784" text:id="ct94315561260784">
          <text:deletion>
            <office:change-info>
              <dc:creator>Unknown Author</dc:creator>
              <dc:date>2013-08-16T16:41:00</dc:date>
            </office:change-info>
            <text:p text:style-name="P34">additional effort. It i</text:p>
          </text:deletion>
        </text:changed-region>
        <text:changed-region xml:id="ct94315561260592" text:id="ct94315561260592">
          <text:deletion>
            <office:change-info>
              <dc:creator>Philip Kershaw</dc:creator>
              <dc:date>2013-08-13T08:18:00</dc:date>
            </office:change-info>
            <text:p text:style-name="P34">an </text:p>
          </text:deletion>
        </text:changed-region>
        <text:changed-region xml:id="ct94315561370928" text:id="ct94315561370928">
          <text:deletion>
            <office:change-info>
              <dc:creator>Unknown Author</dc:creator>
              <dc:date>2013-08-16T16:41:00</dc:date>
            </office:change-info>
            <text:list xml:id="list102308817281757" text:continue-numbering="true" text:style-name="WWNum47">
              <text:list-item>
                <text:p text:style-name="P11"><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5">A gap analysis helps identify which user requirements are being met and which might require </text:p>
              </text:list-item>
            </text:list>
          </text:deletion>
        </text:changed-region>
        <text:changed-region xml:id="ct94315561259872" text:id="ct94315561259872">
          <text:deletion>
            <office:change-info>
              <dc:creator>Philip Kershaw</dc:creator>
              <dc:date>2013-08-13T08:10:00</dc:date>
            </office:change-info>
            <text:p text:style-name="P36">ent</text:p>
          </text:deletion>
        </text:changed-region>
        <text:changed-region xml:id="ct94315561258640" text:id="ct94315561258640">
          <text:deletion>
            <office:change-info>
              <dc:creator>Unknown Author</dc:creator>
              <dc:date>2013-08-16T16:41:00</dc:date>
            </office:change-info>
            <text:p text:style-name="P36">existing technical solutions considered in the Analysis of Existing</text:p>
          </text:deletion>
        </text:changed-region>
        <text:changed-region xml:id="ct94315561258448" text:id="ct94315561258448">
          <text:deletion>
            <office:change-info>
              <dc:creator>Philip Kershaw</dc:creator>
              <dc:date>2013-08-13T08:10:00</dc:date>
            </office:change-info>
            <text:p text:style-name="P36">existent </text:p>
          </text:deletion>
        </text:changed-region>
        <text:changed-region xml:id="ct94315561258256" text:id="ct94315561258256">
          <text:deletion>
            <office:change-info>
              <dc:creator>Unknown Author</dc:creator>
              <dc:date>2013-08-16T16:41:00</dc:date>
            </office:change-info>
            <text:list xml:id="list102310545094358" text:continue-numbering="true" text:style-name="WWNum47">
              <text:list-item>
                <text:h text:style-name="P37" text:outline-level="1">Introduction</text:h>
              </text:list-item>
              <text:list-item>
                <text:p text:style-name="P30"><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39"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8">The “gaps” in this context represent the inability of the </text:p>
              </text:list-item>
            </text:list>
          </text:deletion>
        </text:changed-region>
        <text:changed-region xml:id="ct94315561268736" text:id="ct94315561268736">
          <text:insertion>
            <office:change-info>
              <dc:creator>Unknown Author</dc:creator>
              <dc:date>2013-08-16T16:41:00</dc:date>
            </office:change-info>
          </text:insertion>
        </text:changed-region>
        <text:changed-region xml:id="ct94315561270176" text:id="ct94315561270176">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GoBack"/></text:p>
      <text:p text:style-name="P27"/>
      <text:p text:style-name="P24"/>
      <text:p text:style-name="P24"/>
      <text:p text:style-name="P24"/>
      <text:p text:style-name="P1"><text:change text:change-id="ct94315561279760"/></text:p>
      <text:p text:style-name="P24"/>
      <text:p text:style-name="P24"/>
      <text:p text:style-name="P24"/>
      <text:p text:style-name="P2"><text:bookmark-start text:name="__RefHeading__6699_1314970085"/><text:bookmark-end text:name="__RefHeading__6699_1314970085"/><text:change text:change-id="ct94315562364768"/></text:p>
      <text:p text:style-name="P3"><text:change text:change-id="ct94315561357248"/><text:change-start text:change-id="ct94315561358464"/>CHARMe <text:change-end text:change-id="ct94315561358464"/><text:span text:style-name="T137">n</text:span><text:change-start text:change-id="ct94315560794176"/>ode I<text:change-end text:change-id="ct94315560794176"/><text:span text:style-name="T25">nstallation</text:span><text:change-start text:change-id="ct94315561281440"/> Document<text:change-end text:change-id="ct94315561281440"/></text:p>
      <text:p text:style-name="P24"/>
      <text:p text:style-name="P24"/>
      <text:p text:style-name="P24"/>
      <text:p text:style-name="P24"/>
      <text:p text:style-name="P24"/>
      <text:p text:style-name="P24"/>
      <text:p text:style-name="P24"/>
      <text:p text:style-name="P24"><text:line-break/><text:line-break/>CHARMe is funded by the EC under its FP7 Research Programme</text:p>
      <text:p text:style-name="P94"><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96"><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Person</text:p>
          </table:table-cell>
          <table:table-cell table:style-name="Table1.A1" office:value-type="string">
            <text:p text:style-name="P27">Role</text:p>
          </table:table-cell>
          <table:table-cell table:style-name="Table1.A1" office:value-type="string">
            <text:p text:style-name="P27">Organisation</text:p>
          </table:table-cell>
          <table:table-cell table:style-name="Table1.D1" office:value-type="string">
            <text:p text:style-name="P27">Contribution</text:p>
          </table:table-cell>
        </table:table-row>
        <table:table-row table:style-name="Table1.1">
          <table:table-cell table:style-name="Table1.A2" office:value-type="string">
            <text:p text:style-name="P69"><text:change text:change-id="ct94315561370352"/>A.Wilson</text:p>
          </table:table-cell>
          <table:table-cell table:style-name="Table1.B2" office:value-type="string">
            <text:p text:style-name="P4"><text:change text:change-id="ct94315561371200"/><text:change-start text:change-id="ct94315561371392"/>Developer<text:change-end text:change-id="ct94315561371392"/></text:p>
          </table:table-cell>
          <table:table-cell table:style-name="Table1.C2" office:value-type="string">
            <text:p text:style-name="P4"><text:change text:change-id="ct94315561368720"/><text:change-start text:change-id="ct94315561368912"/>STFC<text:change-end text:change-id="ct94315561368912"/></text:p>
          </table:table-cell>
          <table:table-cell table:style-name="Table1.D2" office:value-type="string">
            <text:p text:style-name="P5">Initial Draft.</text:p>
          </table:table-cell>
        </table:table-row>
        <table:table-row table:style-name="Table1.1">
          <table:table-cell table:style-name="Table1.A3" office:value-type="string">
            <text:p text:style-name="P68"/>
          </table:table-cell>
          <table:table-cell table:style-name="Table1.B3" office:value-type="string">
            <text:p text:style-name="P68"/>
          </table:table-cell>
          <table:table-cell table:style-name="Table1.C3" office:value-type="string">
            <text:p text:style-name="P68"/>
          </table:table-cell>
          <table:table-cell table:style-name="Table1.D3" office:value-type="string">
            <text:p text:style-name="P68"/>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4"/>
      <text:p text:style-name="P96"><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Person</text:p>
          </table:table-cell>
          <table:table-cell table:style-name="Table2.A1" office:value-type="string">
            <text:p text:style-name="P27">Role</text:p>
          </table:table-cell>
          <table:table-cell table:style-name="Table2.C1" office:value-type="string">
            <text:p text:style-name="P27">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4"/>
      <text:p text:style-name="P96"><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7">ID</text:p>
          </table:table-cell>
          <table:table-cell table:style-name="Table3.B1" office:value-type="string">
            <text:p text:style-name="P27">Author</text:p>
          </table:table-cell>
          <table:table-cell table:style-name="Table3.B1" office:value-type="string">
            <text:p text:style-name="P27">Document Title</text:p>
          </table:table-cell>
          <table:table-cell table:style-name="Table3.D1" office:value-type="string">
            <text:p text:style-name="P27">Date</text:p>
          </table:table-cell>
        </table:table-row>
        <table:table-row table:style-name="Table3.1">
          <table:table-cell table:style-name="Table3.A2" office:value-type="string">
            <text:list xml:id="list842288370499683137" text:style-name="WWNum49">
              <text:list-item>
                <text:p text:style-name="P162"><text:change text:change-id="ct94315561822272"/><text:change text:change-id="ct94315561822048"/></text:p>
              </text:list-item>
            </text:list>
          </table:table-cell>
          <table:table-cell table:style-name="Table3.B2" office:value-type="string">
            <text:p text:style-name="P5"><text:change text:change-id="ct94315561826448"/></text:p>
          </table:table-cell>
          <table:table-cell table:style-name="Table3.C2" office:value-type="string">
            <text:p text:style-name="P5"><text:change text:change-id="ct94315563173920"/></text:p>
          </table:table-cell>
          <table:table-cell table:style-name="Table3.D2" office:value-type="string">
            <text:p text:style-name="P5"><text:change text:change-id="ct94315561826192"/></text:p>
          </table:table-cell>
        </table:table-row>
      </table:table>
      <text:p text:style-name="P24"><text:bookmark-start text:name="__RefHeading__11_1970388401"/><text:bookmark-end text:name="__RefHeading__11_1970388401"/></text:p>
      <text:p text:style-name="P96"><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Issue</text:p>
          </table:table-cell>
          <table:table-cell table:style-name="Table4.A1" office:value-type="string">
            <text:p text:style-name="P27">Author</text:p>
          </table:table-cell>
          <table:table-cell table:style-name="Table4.A1" office:value-type="string">
            <text:p text:style-name="P27">Date</text:p>
          </table:table-cell>
          <table:table-cell table:style-name="Table4.D1" office:value-type="string">
            <text:p text:style-name="P27">Description</text:p>
          </table:table-cell>
        </table:table-row>
        <table:table-row table:style-name="Table4.1">
          <table:table-cell table:style-name="Table4.A2" office:value-type="string">
            <text:p text:style-name="P5">0.1</text:p>
          </table:table-cell>
          <table:table-cell table:style-name="Table4.B2" office:value-type="string">
            <text:p text:style-name="P69"><text:change text:change-id="ct94315561322048"/>A.Wilson</text:p>
          </table:table-cell>
          <table:table-cell table:style-name="Table4.C2" office:value-type="string">
            <text:p text:style-name="P43"><text:change text:change-id="ct94315561322384"/><text:span text:style-name="T24">22</text:span><text:span text:style-name="T16">nd</text:span><text:span text:style-name="T2"> Jan 2015</text:span></text:p>
          </table:table-cell>
          <table:table-cell table:style-name="Table4.D2" office:value-type="string">
            <text:p text:style-name="P5">Initial Draft.</text:p>
          </table:table-cell>
        </table:table-row>
        <table:table-row table:style-name="Table4.1">
          <table:table-cell table:style-name="Table4.A3" office:value-type="string">
            <text:p text:style-name="P70">0.2</text:p>
          </table:table-cell>
          <table:table-cell table:style-name="Table4.B3" office:value-type="string">
            <text:p text:style-name="P70">A.Wilson</text:p>
          </table:table-cell>
          <table:table-cell table:style-name="Table4.C3" office:value-type="string">
            <text:p text:style-name="P44">17<text:span text:style-name="T1">th</text:span> Feb 2015</text:p>
          </table:table-cell>
          <table:table-cell table:style-name="Table4.D3" office:value-type="string">
            <text:p text:style-name="P70">Added Strabon instructions</text:p>
          </table:table-cell>
        </table:table-row>
        <table:table-row table:style-name="Table4.1">
          <table:table-cell table:style-name="Table4.A4" office:value-type="string">
            <text:p text:style-name="P71">0.3</text:p>
          </table:table-cell>
          <table:table-cell table:style-name="Table4.B4" office:value-type="string">
            <text:p text:style-name="P71">A.Wilson</text:p>
          </table:table-cell>
          <table:table-cell table:style-name="Table4.C4" office:value-type="string">
            <text:p text:style-name="P45">23<text:span text:style-name="T1">rd</text:span> Nov 2015</text:p>
          </table:table-cell>
          <table:table-cell table:style-name="Table4.D4" office:value-type="string">
            <text:p text:style-name="P71">Update fuseki instructions</text:p>
          </table:table-cell>
        </table:table-row>
        <table:table-row table:style-name="Table4.1">
          <table:table-cell table:style-name="Table4.A5" office:value-type="string">
            <text:p text:style-name="P163">0.4</text:p>
          </table:table-cell>
          <table:table-cell table:style-name="Table4.B5" office:value-type="string">
            <text:p text:style-name="P163">A.Wilson</text:p>
          </table:table-cell>
          <table:table-cell table:style-name="Table4.C5" office:value-type="string">
            <text:p text:style-name="P148">12<text:span text:style-name="T1">th</text:span> Jan 2016</text:p>
          </table:table-cell>
          <table:table-cell table:style-name="Table4.D5" office:value-type="string">
            <text:p text:style-name="P163">Updated python and httpd versions</text:p>
          </table:table-cell>
        </table:table-row>
      </table:table>
      <text:p text:style-name="P97"/>
      <text:p text:style-name="P95"><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94315561306928"/>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94315561306928"/></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_RefHeading__51518_855298563" text:style-name="Index_20_Link" text:visited-style-name="Index_20_Link"><text:s/>1 About these Instructions<text:tab/>4</text:a></text:p>
          <text:p text:style-name="P145"><text:a xlink:type="simple" xlink:href="#__RefHeading__51520_855298563" text:style-name="Index_20_Link" text:visited-style-name="Index_20_Link"><text:s/>2 Dependencies<text:tab/>4</text:a></text:p>
          <text:p text:style-name="P145"><text:a xlink:type="simple" xlink:href="#__RefHeading__49091_855298563" text:style-name="Index_20_Link" text:visited-style-name="Index_20_Link"><text:s/>3 Web Server<text:tab/>5</text:a></text:p>
          <text:p text:style-name="P146"><text:a xlink:type="simple" xlink:href="#__RefHeading__52225_855298563" text:style-name="Index_20_Link" text:visited-style-name="Index_20_Link"><text:s/>3.1 Certificate<text:tab/>5</text:a></text:p>
          <text:p text:style-name="P146"><text:a xlink:type="simple" xlink:href="#__RefHeading__52227_855298563" text:style-name="Index_20_Link" text:visited-style-name="Index_20_Link"><text:s/>3.2 Security<text:tab/>5</text:a></text:p>
          <text:p text:style-name="P146"><text:a xlink:type="simple" xlink:href="#__RefHeading__52229_855298563" text:style-name="Index_20_Link" text:visited-style-name="Index_20_Link"><text:s/>3.3 Additional Configuration for Fuseki<text:tab/>5</text:a></text:p>
          <text:p text:style-name="P146"><text:a xlink:type="simple" xlink:href="#__RefHeading__52586_855298563" text:style-name="Index_20_Link" text:visited-style-name="Index_20_Link"><text:s/>3.4 Start Up<text:tab/>5</text:a></text:p>
          <text:p text:style-name="P145"><text:a xlink:type="simple" xlink:href="#__RefHeading__49093_855298563" text:style-name="Index_20_Link" text:visited-style-name="Index_20_Link"><text:s/>4 Triple Store<text:tab/>6</text:a></text:p>
          <text:p text:style-name="P146"><text:a xlink:type="simple" xlink:href="#__RefHeading__49095_855298563" text:style-name="Index_20_Link" text:visited-style-name="Index_20_Link"><text:s/>4.1 Fuseki<text:tab/>6</text:a></text:p>
          <text:p text:style-name="P146"><text:a xlink:type="simple" xlink:href="#__RefHeading__50922_855298563" text:style-name="Index_20_Link" text:visited-style-name="Index_20_Link"><text:s/>4.1.1 Installation<text:tab/>6</text:a></text:p>
          <text:p text:style-name="P146"><text:a xlink:type="simple" xlink:href="#__RefHeading__50924_855298563" text:style-name="Index_20_Link" text:visited-style-name="Index_20_Link"><text:s/>4.1.2 Configuration<text:tab/>6</text:a></text:p>
          <text:p text:style-name="P145"><text:a xlink:type="simple" xlink:href="#__RefHeading__49942_855298563" text:style-name="Index_20_Link" text:visited-style-name="Index_20_Link"><text:s/>5 CHARMe<text:tab/>10</text:a></text:p>
          <text:p text:style-name="P146"><text:a xlink:type="simple" xlink:href="#__RefHeading__49944_855298563" text:style-name="Index_20_Link" text:visited-style-name="Index_20_Link"><text:s/>5.1 Installation<text:tab/>10</text:a></text:p>
          <text:p text:style-name="P146"><text:a xlink:type="simple" xlink:href="#__RefHeading__49946_855298563" text:style-name="Index_20_Link" text:visited-style-name="Index_20_Link"><text:s/>5.2 Configuration<text:tab/>10</text:a></text:p>
          <text:p text:style-name="P146"><text:a xlink:type="simple" xlink:href="#__RefHeading__50926_855298563" text:style-name="Index_20_Link" text:visited-style-name="Index_20_Link"><text:s/>5.2.1 local_settings.py<text:tab/>10</text:a></text:p>
          <text:p text:style-name="P146"><text:a xlink:type="simple" xlink:href="#__RefHeading__50928_855298563" text:style-name="Index_20_Link" text:visited-style-name="Index_20_Link"><text:s/>5.2.2 wsgi.py<text:tab/>11</text:a></text:p>
          <text:p text:style-name="P146"><text:a xlink:type="simple" xlink:href="#__RefHeading__52233_855298563" text:style-name="Index_20_Link" text:visited-style-name="Index_20_Link"><text:s/>5.2.3 djcharme_wsgi.conf<text:tab/>11</text:a></text:p>
          <text:p text:style-name="P146"><text:a xlink:type="simple" xlink:href="#__RefHeading__50932_855298563" text:style-name="Index_20_Link" text:visited-style-name="Index_20_Link"><text:s/>5.2.4 Other Configuration<text:tab/>11</text:a></text:p>
          <text:p text:style-name="P146"><text:a xlink:type="simple" xlink:href="#__RefHeading__51274_855298563" text:style-name="Index_20_Link" text:visited-style-name="Index_20_Link"><text:s/>5.2.5 Set up the Client via the GUI<text:tab/>12</text:a></text:p>
          <text:p text:style-name="P146"><text:a xlink:type="simple" xlink:href="#__RefHeading__51276_855298563" text:style-name="Index_20_Link" text:visited-style-name="Index_20_Link"><text:s/>5.2.6 oauth_test2.html<text:tab/>12</text:a></text:p>
          <text:p text:style-name="P146"><text:a xlink:type="simple" xlink:href="#__RefHeading__9940_216060178" text:style-name="Index_20_Link" text:visited-style-name="Index_20_Link"><text:s/>6 Strabon<text:tab/>13</text:a></text:p>
        </text:index-body>
      </text:table-of-content>
      <text:section text:style-name="Sect1" text:name="TextSection">
        <text:p text:style-name="P98"/>
      </text:section>
      <text:list xml:id="list102310090782267" text:continue-list="list102310545094358" text:style-name="WWNum47">
        <text:list-header>
          <text:p text:style-name="P191"><text:bookmark-start text:name="__RefHeading__3679_1876060976"/><text:change text:change-id="ct94315561268544"/><text:change text:change-id="ct94315561268352"/><text:change text:change-id="ct94315561268160"/><text:change text:change-id="ct94315561267968"/><text:change text:change-id="ct94315561267776"/><text:change text:change-id="ct94315561267584"/><text:change text:change-id="ct94315561260256"/><text:change text:change-id="ct94315561260064"/><text:change text:change-id="ct94315561266352"/><text:change text:change-id="ct94315561266160"/><text:change text:change-id="ct94315561265968"/><text:change text:change-id="ct94315561265776"/><text:change text:change-id="ct94315561265584"/><text:change text:change-id="ct94315561265392"/><text:change text:change-id="ct94315561265200"/><text:change text:change-id="ct94315561265008"/><text:change text:change-id="ct94315561264816"/><text:change text:change-id="ct94315561264624"/><text:change text:change-id="ct94315561264432"/><text:change text:change-id="ct94315561264240"/><text:change text:change-id="ct94315561264048"/><text:change text:change-id="ct94315561263856"/><text:change text:change-id="ct94315561263664"/><text:change text:change-id="ct94315561263472"/><text:change text:change-id="ct94315561263280"/><text:change text:change-id="ct94315561263088"/><text:change text:change-id="ct94315561262896"/><text:change text:change-id="ct94315561262704"/><text:change text:change-id="ct94315561262512"/><text:change text:change-id="ct94315561262320"/><text:change text:change-id="ct94315561262128"/><text:change text:change-id="ct94315561261936"/><text:change text:change-id="ct94315561261744"/><text:change text:change-id="ct94315561261552"/><text:change text:change-id="ct94315561261360"/><text:change text:change-id="ct94315561261168"/><text:change text:change-id="ct94315561260976"/><text:change text:change-id="ct94315561260784"/><text:change text:change-id="ct94315561260592"/><text:change text:change-id="ct94315561370928"/><text:change text:change-id="ct94315561259872"/><text:change text:change-id="ct94315561258640"/><text:change text:change-id="ct94315561258448"/><text:change text:change-id="ct94315561258256"/><text:change-start text:change-id="ct94315561268736"/>Node <text:change-end text:change-id="ct94315561268736"/><text:span text:style-name="T65">S</text:span><text:change-start text:change-id="ct94315561270176"/>ervices<text:bookmark-end text:name="__RefHeading__3679_1876060976"/></text:p>
        </text:list-header>
      </text:list>
      <text:p text:style-name="P72"><text:change-end text:change-id="ct94315561270176"/>The CHARMe <text:span text:style-name="T137">n</text:span>ode is a Python Django application that sits behind an Apache web server.</text:p>
      <text:list xml:id="list102310156189375" text:continue-numbering="true" text:style-name="WWNum47">
        <text:list-item>
          <text:h text:style-name="Heading_20_1" text:outline-level="1"><text:bookmark-start text:name="__RefHeading__51518_855298563"/>About these <text:span text:style-name="T130">I</text:span>nstructions<text:bookmark-end text:name="__RefHeading__51518_855298563"/></text:h>
        </text:list-item>
      </text:list>
      <text:p text:style-name="P74"><text:span text:style-name="T25">The instructions in this document have been tested on Redhat Enterprise Linux and</text:span> relate to the installation of the central CHARMe <text:span text:style-name="T137">n</text:span>ode at STFC. <text:s/>When installing on a different node the text in <text:span text:style-name="T123">green</text:span> will need to be changed. <text:s/>The text in <text:span text:style-name="T61">red</text:span> WILL need to be changed for all installations.</text:p>
      <text:list xml:id="list102309569517603" text:continue-numbering="true" text:style-name="WWNum47">
        <text:list-item>
          <text:h text:style-name="P179" text:outline-level="1"><text:bookmark-start text:name="__RefHeading__51520_855298563"/>Dependencies<text:bookmark-end text:name="__RefHeading__51520_855298563"/></text:h>
        </text:list-item>
      </text:list>
      <text:p text:style-name="P76"><text:span text:style-name="T29">The server has dependencies on </text:span><text:span text:style-name="T42">java, </text:span><text:span text:style-name="T104">python</text:span><text:span text:style-name="T42">-virtualenv, </text:span><text:span text:style-name="T104">gcc,</text:span><text:span text:style-name="T42"> mod_ssl </text:span><text:span text:style-name="T43">and</text:span><text:span text:style-name="T42"> mod_w</text:span><text:span text:style-name="T37">sgi. <text:s/></text:span><text:span text:style-name="T38">These can be installed with:</text:span></text:p>
      <text:p text:style-name="Text_20_body"><draw:frame draw:style-name="fr1" draw:name="Frame10" text:anchor-type="paragraph" svg:y="0.199cm" svg:width="16.51cm" style:rel-width="100%" draw:z-index="0"><draw:text-box fo:min-height="0.499cm"><text:p text:style-name="P129"><text:span text:style-name="T99">yum</text:span><text:span text:style-name="T88"> install java-1.</text:span><text:span text:style-name="T98">8</text:span><text:span text:style-name="T88">.0-openjdk.x86_64 </text:span><text:span text:style-name="T99">python</text:span><text:span text:style-name="T88">-virtualenv.noarch </text:span><text:span text:style-name="T99">gcc</text:span><text:span text:style-name="T88"> </text:span><text:span text:style-name="T96">httpd24-mod_ssl</text:span><text:span text:style-name="T88"> </text:span><text:span text:style-name="T95">python27-mod_wsgi</text:span></text:p></draw:text-box></draw:frame><text:bookmark-start text:name="__RefHeading__52584_855298563"/>It is possible to use one of a number of databases <text:span text:style-name="T136">for storing the admin data. <text:s/>For a production node it is recommended that postgres is used.</text:span><text:bookmark-end text:name="__RefHeading__52584_855298563"/></text:p>
      <text:list xml:id="list102308797874497" text:continue-numbering="true" text:style-name="WWNum47">
        <text:list-item>
          <text:h text:style-name="P183" text:outline-level="1"><text:bookmark-start text:name="__RefHeading__49091_855298563"/>Web Server<text:bookmark-end text:name="__RefHeading__49091_855298563"/></text:h>
        </text:list-item>
      </text:list>
      <text:p text:style-name="P118">An Apache web server is used as a front end for Fuseki and CHARMe.</text:p>
      <text:list xml:id="list102310482593983"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72">Apache should be configured to use a certificate, <text:span text:style-name="T108">such as a</text:span> Comodo certificate.</text:p>
      <text:list xml:id="list102310314949044"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73"><text:span text:style-name="T112">There are a number of things to do to tighten security. <text:s/></text:span>Turn o<text:span text:style-name="T133">f</text:span>f TRACE, in <text:span text:style-name="T109">httpd.conf</text:span> add the following:</text:p>
      <text:p text:style-name="P73"><draw:frame draw:style-name="fr2" draw:name="Frame1" text:anchor-type="paragraph" svg:width="16.51cm" style:rel-width="100%" draw:z-index="5"><draw:text-box fo:min-height="0.499cm"><text:p text:style-name="P119"><text:span text:style-name="T111">TraceEnable off</text:span> </text:p></draw:text-box></draw:frame>Disable SSL v2 and low level ciphers, in <text:span text:style-name="T109">ssl.conf</text:span>:</text:p>
      <text:list xml:id="list102309701179808" text:continue-numbering="true" text:style-name="WWNum47">
        <text:list-item>
          <text:list>
            <text:list-item>
              <text:h text:style-name="Heading_20_2" text:outline-level="3"><draw:frame draw:style-name="fr1" draw:name="Frame2" text:anchor-type="paragraph" svg:y="0.199cm" svg:width="16.51cm" style:rel-width="100%" draw:z-index="6"><draw:text-box fo:min-height="0.499cm"><text:p text:style-name="P123">SSLProtocol all -SSLv2 -SSLv3 </text:p><text:p text:style-name="P123">SSLCipherSuite ALL:!ADH:!EXPORT:!LOW:!SSLv2:!RC4:+RSA:+HIGH:+MEDIUM </text:p></draw:text-box></draw:frame><text:bookmark-start text:name="__RefHeading__52229_855298563"/>Additional Configuration <text:span text:style-name="T134">f</text:span>or Fuseki<text:bookmark-end text:name="__RefHeading__52229_855298563"/></text:h>
            </text:list-item>
          </text:list>
        </text:list-item>
      </text:list>
      <text:p text:style-name="P57"><text:bookmark-start text:name="__RefHeading__52231_855298563"/>In order to give acce<text:span text:style-name="T135">s</text:span>s to the Fuseki query page and end point, add <text:span text:style-name="T34">the following </text:span><text:span text:style-name="T35">to </text:span><text:span text:style-name="T36">httpd.conf</text:span><text:span text:style-name="T34">:</text:span><text:bookmark-end text:name="__RefHeading__52231_855298563"/></text:p>
      <text:list xml:id="list102310104645067" text:continue-numbering="true" text:style-name="WWNum47">
        <text:list-item>
          <text:list>
            <text:list-item>
              <text:h text:style-name="Heading_20_2" text:outline-level="3"><draw:frame draw:style-name="fr3" draw:name="Frame24" text:anchor-type="paragraph" svg:x="0cm" svg:y="-0.182cm" svg:width="16.51cm" style:rel-width="100%" draw:z-index="20"><draw:text-box fo:min-height="0.499cm"><text:p text:style-name="P124">ProxyPass /sparql.html http://127.0.0.1:3333/sparql.html </text:p><text:p text:style-name="P124">ProxyPassReverse /sparql.html http://127.0.0.1:3333/sparql.html </text:p><text:p text:style-name="P124">ProxyPass /sparql http://127.0.0.1:3333/privateds/sparql </text:p><text:p text:style-name="P124">ProxyPassReverse /sparql http://127.0.0.1:3333/privateds/sparql </text:p><text:p text:style-name="P124">ProxyPass /fuseki.css http://127.0.0.1:3333/fuseki.css </text:p><text:p text:style-name="P124">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66" text:outline-level="1"><draw:frame draw:style-name="fr3" draw:name="Frame23" text:anchor-type="paragraph" svg:x="0cm" svg:y="-0.016cm" svg:width="16.51cm" style:rel-width="100%" draw:z-index="23"><draw:text-box fo:min-height="0.499cm"><text:p text:style-name="P127"><text:span text:style-name="T88">/etc/init.d/</text:span><text:span text:style-name="T99">httpd</text:span><text:span text:style-name="T88"> start</text:span></text:p><text:p text:style-name="P140">chkconfig httpd on</text:p></draw:text-box></draw:frame></text:h>
      <text:list xml:id="list102310480826917" text:continue-numbering="true" text:style-name="WWNum47">
        <text:list-item>
          <text:h text:style-name="P184" text:outline-level="1"><text:bookmark-start text:name="__RefHeading__49093_855298563"/>Triple Store<text:bookmark-end text:name="__RefHeading__49093_855298563"/></text:h>
        </text:list-item>
      </text:list>
      <text:p text:style-name="P72">The <text:span text:style-name="T136">CHARMe n</text:span>ode has been tested with <text:span text:style-name="T135">F</text:span>useki and <text:span text:style-name="T135">S</text:span>trabon.</text:p>
      <text:list xml:id="list102310567879203"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71" text:outline-level="3"><text:bookmark-start text:name="__RefHeading__50922_855298563"/>Installation<text:bookmark-end text:name="__RefHeading__50922_855298563"/></text:h>
                </text:list-item>
              </text:list>
            </text:list-item>
          </text:list>
        </text:list-item>
      </text:list>
      <text:p text:style-name="P102">Get the latest version of <text:span text:style-name="T135">F</text:span>useki <text:span text:style-name="T140">from </text:span><text:a xlink:type="simple" xlink:href="https://jena.apache.org/download/index.cgi" text:style-name="Internet_20_link" text:visited-style-name="Visited_20_Internet_20_Link"><text:span text:style-name="T140">https://jena.apache.org/download/index.cgi</text:span></text:a><text:span text:style-name="T140"> </text:span>and unpack it:</text:p>
      <text:p text:style-name="P75"><draw:frame draw:style-name="fr4" draw:name="Frame36" text:anchor-type="paragraph" svg:x="0cm" svg:y="-0.199cm" svg:width="16.51cm" style:rel-width="100%" draw:z-index="1"><draw:text-box fo:min-height="0.499cm"><text:p text:style-name="P128"><text:span text:style-name="T99">cd</text:span><text:span text:style-name="T88"> /opt/</text:span></text:p><text:p text:style-name="P130"><text:span text:style-name="T99">wget</text:span><text:span text:style-name="T88"> </text:span><text:span text:style-name="T97">http://mirror.vorboss.net/apache/jena/binaries/jena-fuseki1-1.3.1-distribution.zip</text:span></text:p><text:p text:style-name="P128"><text:span text:style-name="T99">unzip</text:span><text:span text:style-name="T88"> </text:span><text:span text:style-name="T99">jena</text:span><text:span text:style-name="T88">-</text:span><text:span text:style-name="T99">fuseki</text:span><text:span text:style-name="T101">1</text:span><text:span text:style-name="T88">-1.</text:span><text:span text:style-name="T94">3</text:span><text:span text:style-name="T88">.</text:span><text:span text:style-name="T97">1</text:span><text:span text:style-name="T88">-distribution.zip</text:span></text:p><text:p text:style-name="P128"><text:span text:style-name="T102">ln -s</text:span><text:span text:style-name="T88"> </text:span><text:span text:style-name="T99">jena</text:span><text:span text:style-name="T88">-</text:span><text:span text:style-name="T99">fuseki</text:span><text:span text:style-name="T101">1</text:span><text:span text:style-name="T88">-1.</text:span><text:span text:style-name="T94">3</text:span><text:span text:style-name="T88">.</text:span><text:span text:style-name="T97">1</text:span><text:span text:style-name="T88"> </text:span><text:span text:style-name="T99">jena</text:span><text:span text:style-name="T88">-</text:span><text:span text:style-name="T99">fuseki</text:span></text:p></draw:text-box></draw:frame>Create the required directories:</text:p>
      <text:p text:style-name="P75"><draw:frame draw:style-name="fr2" draw:name="Frame4" text:anchor-type="paragraph" svg:width="16.51cm" style:rel-width="100%" draw:z-index="26"><draw:text-box fo:min-height="0.499cm"><text:p text:style-name="P128"><text:span text:style-name="T99">mkdir</text:span><text:span text:style-name="T88"> -p /opt/</text:span><text:span text:style-name="T99">charme</text:span><text:span text:style-name="T88">/luceneDB /</text:span><text:span text:style-name="T99">var</text:span><text:span text:style-name="T88">/log/</text:span><text:span text:style-name="T99">fuseki /</text:span><text:span text:style-name="T103">var/run/fuseki</text:span></text:p></draw:text-box></draw:frame>Create <text:span text:style-name="T140">a non-priveledge user</text:span>:</text:p>
      <text:list xml:id="list102310537089398" text:continue-numbering="true" text:style-name="WWNum47">
        <text:list-item>
          <text:list>
            <text:list-item>
              <text:list>
                <text:list-item>
                  <text:h text:style-name="P172" text:outline-level="3"><draw:frame draw:style-name="fr2" draw:name="Frame5" text:anchor-type="paragraph" svg:width="16.51cm" style:rel-width="100%" draw:z-index="27"><draw:text-box fo:min-height="0.499cm"><text:p text:style-name="P144">adduser -r fuseki</text:p><text:p text:style-name="P61">chown -<text:span text:style-name="T143">R fuseki:fuseki</text:span> /opt/charme/luceneDB</text:p><text:p text:style-name="P61">chown -<text:span text:style-name="T143">R fuseki:fuseki</text:span> /opt/charme/DB</text:p><text:p text:style-name="P60">chown -<text:span text:style-name="T143">R fuseki:fuseki</text:span> /<text:span text:style-name="T140">var/log/fuseki</text:span></text:p></draw:text-box></draw:frame><text:bookmark-start text:name="__RefHeading__50924_855298563"/>Configuration<text:bookmark-end text:name="__RefHeading__50924_855298563"/></text:h>
                </text:list-item>
              </text:list>
            </text:list-item>
          </text:list>
        </text:list-item>
      </text:list>
      <text:p text:style-name="P105">Set up the start up script:</text:p>
      <text:p text:style-name="P100"><draw:frame draw:style-name="fr1" draw:name="Frame39" text:anchor-type="paragraph" svg:y="-0.199cm" svg:width="16.51cm" style:rel-width="100%" draw:z-index="3"><draw:text-box fo:min-height="0.499cm"><text:p text:style-name="P128"><text:span text:style-name="T99">cp</text:span><text:span text:style-name="T88"> -</text:span><text:span text:style-name="T94">p </text:span><text:span text:style-name="T88">/opt/</text:span><text:span text:style-name="T99">jena</text:span><text:span text:style-name="T88">-</text:span><text:span text:style-name="T99">fuseki</text:span><text:span text:style-name="T88">/</text:span><text:span text:style-name="T99">fuseki</text:span><text:span text:style-name="T88"> /etc/init.d/</text:span></text:p></draw:text-box></draw:frame><text:span text:style-name="T41">Create the properties file</text:span><text:span text:style-name="T44"> </text:span><text:span text:style-name="T45">/etc/</text:span><text:span text:style-name="T46">default</text:span><text:span text:style-name="T45">/</text:span><text:span text:style-name="T105">fuseki</text:span><text:span text:style-name="T44"> </text:span><text:span text:style-name="T119">with the contents</text:span><text:span text:style-name="T39">:</text:span></text:p>
      <text:p text:style-name="P108"><draw:frame draw:style-name="fr1" draw:name="Frame38" text:anchor-type="paragraph" svg:y="-0.199cm" svg:width="16.51cm" style:rel-width="100%" draw:z-index="2"><draw:text-box fo:min-height="0.499cm"><text:p text:style-name="P142">FUSEKI_HOME="/opt/jena-fuseki"</text:p><text:p text:style-name="P142">FUSEKI_ARGS="--update --port=3333 --config=/opt/charme/config-charme.ttl"</text:p><text:p text:style-name="P142"><text:span text:style-name="T145">#</text:span>FUSEKI_CONF="/opt/charme/config-charme.ttl"</text:p><text:p text:style-name="P142">FUSEKI_DATA_DIR="/opt/charme/DB"</text:p><text:p text:style-name="P142">FUSEKI_LOGS="/var/log/fuseki"</text:p><text:p text:style-name="P142">FUSEKI_LOGS_STDERROUT="/var/log/fuseki/fuseki-log"</text:p><text:p text:style-name="P142">FUSEKI_USER="fuseki"</text:p><text:p text:style-name="P142">FUSEKI_RUN="/var/run/fuseki"</text:p><text:p text:style-name="P142">JAVA_OPTIONS="-Dlog4j.configuration=file:/opt/jena-fuseki/log4j.properties -Xmx1200M"</text:p></draw:text-box></draw:frame><text:soft-page-break/></text:p>
      <text:p text:style-name="P114"><text:span text:style-name="T131">Create the file </text:span><text:span text:style-name="T110">/opt/charme/config-charme.ttl</text:span><text:span text:style-name="T131"> with the contents:</text:span></text:p>
      <text:p text:style-name="P101"><draw:frame draw:style-name="fr5" draw:name="Frame20" text:anchor-type="paragraph" svg:y="-0.199cm" svg:width="16.51cm" style:rel-width="100%" draw:z-index="17"><draw:text-box fo:min-height="0.499cm"><text:p text:style-name="P90"># Licensed under the terms of http://www.apache.org/licenses/LICENSE-2.0 </text:p><text:p text:style-name="P90"/><text:p text:style-name="P90">## Example of a TDB dataset published using Fuseki: persistent storage. </text:p><text:p text:style-name="P90"/><text:p text:style-name="P90">@prefix : <text:s text:c="7"/>&lt;#&gt; . </text:p><text:p text:style-name="P90">@prefix fuseki: <text:s/>&lt;http://jena.apache.org/fuseki#&gt; . </text:p><text:p text:style-name="P90">@prefix rdf: <text:s text:c="4"/>&lt;http://www.w3.org/1999/02/22-rdf-syntax-ns#&gt; . </text:p><text:p text:style-name="P90">@prefix rdfs: <text:s text:c="2"/>&lt;http://www.w3.org/2000/01/rdf-schema#&gt; . </text:p><text:p text:style-name="P90">@prefix tdb: <text:s text:c="4"/>&lt;http://jena.hpl.hp.com/2008/tdb#&gt; . </text:p><text:p text:style-name="P90">@prefix ja: <text:s text:c="5"/>&lt;http://jena.hpl.hp.com/2005/11/Assembler#&gt; . </text:p><text:p text:style-name="P90">@prefix text: <text:s text:c="3"/>&lt;http://jena.apache.org/text#&gt; . </text:p><text:p text:style-name="P90">@prefix dcterm: <text:s/>&lt;http://purl.org/dc/terms/&gt; . </text:p><text:p text:style-name="P93">@prefix cnt: <text:s text:c="4"/>&lt;http://www.w3.org/2011/content#&gt;</text:p><text:p text:style-name="P93"/><text:p text:style-name="P90">[] rdf:type fuseki:Server ; </text:p><text:p text:style-name="P90"><text:s text:c="3"/># Timeout - server-wide default: milliseconds. </text:p><text:p text:style-name="P90"><text:s text:c="3"/># Format 1: "1000" -- 1 second timeout </text:p><text:p text:style-name="P90"><text:s text:c="3"/># Format 2: "10000,60000" -- 10s timeout to first result, then 60s timeout to for rest of query. </text:p><text:p text:style-name="P90"><text:s text:c="3"/># See java doc for ARQ.queryTimeout </text:p><text:p text:style-name="P90"><text:s text:c="3"/># ja:context [ ja:cxtName "arq:queryTimeout" ; <text:s/>ja:cxtValue "10000" ] ; </text:p><text:p text:style-name="P90"><text:s text:c="3"/># ja:loadClass "your.code.Class" ; </text:p><text:p text:style-name="P90"/><text:p text:style-name="P90"><text:s text:c="3"/>fuseki:services ( </text:p><text:p text:style-name="P90"><text:s text:c="5"/>&lt;#service_tdb_all&gt; </text:p><text:p text:style-name="P90"><text:s text:c="5"/>&lt;#service_text_tdb&gt; </text:p><text:p text:style-name="P90"><text:s text:c="3"/>) . </text:p><text:p text:style-name="P90"/><text:p text:style-name="P90"># TDB </text:p><text:p text:style-name="P90">[] ja:loadClass "com.hp.hpl.jena.tdb.TDB" . </text:p><text:p text:style-name="P90">tdb:DatasetTDB <text:s/>rdfs:subClassOf <text:s/>ja:RDFDataset . </text:p><text:p text:style-name="P90">tdb:GraphTDB <text:s text:c="3"/>rdfs:subClassOf <text:s/>ja:Model . </text:p><text:p text:style-name="P90"/><text:p text:style-name="P90">## Initialize text query </text:p><text:p text:style-name="P90">[] ja:loadClass <text:s text:c="6"/>"org.apache.jena.query.text.TextQuery" . </text:p><text:p text:style-name="P90"># A TextDataset is a regular dataset with a text index. </text:p><text:p text:style-name="P90">text:TextDataset <text:s text:c="5"/>rdfs:subClassOf <text:s text:c="2"/>ja:RDFDataset . </text:p><text:p text:style-name="P90"># Lucene index </text:p><text:p text:style-name="P90">text:TextIndexLucene <text:s/>rdfs:subClassOf <text:s text:c="2"/>text:TextIndex . </text:p><text:p text:style-name="P90"/><text:p text:style-name="P90"># Text index description </text:p><text:p text:style-name="P90">&lt;#indexLucene&gt; a text:TextIndexLucene ; </text:p><text:p text:style-name="P90"><text:s text:c="2"/>text:directory &lt;file:/opt/charme/luceneDB&gt; ; </text:p><text:p text:style-name="P90"><text:s text:c="2"/>text:entityMap &lt;#entMap&gt; ; </text:p><text:p text:style-name="P90"><text:s text:c="2"/>. </text:p><text:p text:style-name="P90"/><text:p text:style-name="P91"># Mapping in the index </text:p><text:p text:style-name="P91"># URI stored in field "uri" </text:p><text:p text:style-name="P91"># rdfs:label is mapped to field "text" </text:p><text:p text:style-name="P91">&lt;#entMap&gt; a text:EntityMap ; </text:p><text:p text:style-name="P91"><text:s text:c="4"/>text:entityField <text:s text:c="3"/>"uri" ; </text:p><text:p text:style-name="P92"><text:s text:c="4"/>text:defaultField <text:s text:c="2"/>"title" ; </text:p><text:p text:style-name="P92"><text:s text:c="4"/>text:field <text:s text:c="9"/>"creator" ; </text:p><text:p text:style-name="P92"><text:s text:c="4"/>text:field <text:s text:c="9"/>"<text:span text:style-name="T138">comment</text:span>" ; </text:p><text:p text:style-name="P91"><text:s text:c="4"/>text:map ( </text:p><text:p text:style-name="P91"><text:s text:c="14"/>[ text:field "title" ; text:predicate dcterm:title ] </text:p><text:p text:style-name="P91"><text:s text:c="14"/>[ text:field "creator" ; text:predicate dcterm:creator ] </text:p><text:p text:style-name="P92"><text:s text:c="14"/>[ text:field "<text:span text:style-name="T138">comment</text:span>" ; text:predicate <text:span text:style-name="T138">cnt:chars</text:span> ] </text:p><text:p text:style-name="P91"><text:s text:c="13"/>). </text:p></draw:text-box></draw:frame><text:soft-page-break/></text:p>
      <text:p text:style-name="P101"><draw:frame draw:style-name="fr2" draw:name="Frame21" text:anchor-type="paragraph" svg:width="16.51cm" style:rel-width="100%" draw:z-index="18"><draw:text-box fo:min-height="0.499cm"><text:p text:style-name="P91">## --------------------------------------------------------------- </text:p><text:p text:style-name="P90">### This URI must be fixed - it's used to assemble the text dataset. </text:p><text:p text:style-name="P90"># </text:p><text:p text:style-name="P90">:text_dataset rdf:type <text:s text:c="4"/>text:TextDataset ; </text:p><text:p text:style-name="P90"><text:s text:c="4"/>text:dataset <text:s text:c="2"/>&lt;#tdb_dataset_readwrite&gt; ; </text:p><text:p text:style-name="P90"><text:s text:c="4"/>text:index <text:s text:c="3"/>&lt;#indexLucene&gt; ; </text:p><text:p text:style-name="P90"><text:s text:c="4"/>. </text:p><text:p text:style-name="P90"/><text:p text:style-name="P90">&lt;#service_text_tdb&gt; rdf:type fuseki:Service ; </text:p><text:p text:style-name="P90"><text:s text:c="4"/>rdfs:label <text:s text:c="24"/>"TDB Service (full_text)" ; </text:p><text:p text:style-name="P90"><text:s text:c="4"/>fuseki:name <text:s text:c="23"/>"privateds" ; </text:p><text:p text:style-name="P90"><text:s text:c="4"/>fuseki:serviceQuery <text:s text:c="15"/>"query" ; </text:p><text:p text:style-name="P90"><text:s text:c="4"/>fuseki:serviceQuery <text:s text:c="15"/>"sparql" ; </text:p><text:p text:style-name="P90"><text:s text:c="4"/>fuseki:serviceUpdate <text:s text:c="14"/>"update" ; </text:p><text:p text:style-name="P90"><text:s text:c="4"/>fuseki:serviceUpload <text:s text:c="14"/>"upload" ; </text:p><text:p text:style-name="P90"><text:s text:c="4"/>fuseki:serviceReadWriteGraphStore <text:s/>"data" ; </text:p><text:p text:style-name="P90"><text:s text:c="4"/># A separate read-only graph store endpoint: </text:p><text:p text:style-name="P90"><text:s text:c="4"/>fuseki:serviceReadGraphStore <text:s text:c="6"/>"get" ; </text:p><text:p text:style-name="P90"><text:s text:c="4"/>fuseki:dataset <text:s text:c="17"/>:text_dataset ; </text:p><text:p text:style-name="P90"><text:s text:c="4"/>. <text:s text:c="3"/></text:p><text:p text:style-name="P90"/><text:p text:style-name="P90">## --------------------------------------------------------------- </text:p><text:p text:style-name="P90">## Updatable TDB dataset with all services enabled. </text:p><text:p text:style-name="P90"/><text:p text:style-name="P90">&lt;#service_tdb_all&gt; rdf:type fuseki:Service ; </text:p><text:p text:style-name="P90"><text:s text:c="4"/>rdfs:label <text:s text:c="24"/>"TDB Service (RW)" ; </text:p><text:p text:style-name="P90"><text:s text:c="4"/>fuseki:name <text:s text:c="23"/>"privateds" ; </text:p><text:p text:style-name="P90"><text:s text:c="4"/>fuseki:serviceQuery <text:s text:c="15"/>"query" ; </text:p><text:p text:style-name="P90"><text:s text:c="4"/>fuseki:serviceQuery <text:s text:c="15"/>"sparql" ; </text:p><text:p text:style-name="P90"><text:s text:c="4"/>fuseki:serviceUpdate <text:s text:c="14"/>"update" ; </text:p><text:p text:style-name="P90"><text:s text:c="4"/>fuseki:serviceUpload <text:s text:c="14"/>"upload" ; </text:p><text:p text:style-name="P90"><text:s text:c="4"/>fuseki:serviceReadWriteGraphStore <text:s/>"data" ; </text:p><text:p text:style-name="P90"><text:s text:c="4"/># A separate read-only graph store endpoint: </text:p><text:p text:style-name="P90"><text:s text:c="4"/>fuseki:serviceReadGraphStore <text:s text:c="6"/>"get" ; </text:p><text:p text:style-name="P90"><text:s text:c="4"/>fuseki:dataset <text:s text:c="10"/>&lt;#tdb_dataset_readwrite&gt; ; </text:p><text:p text:style-name="P90"><text:s text:c="4"/>. </text:p><text:p text:style-name="P90"/><text:p text:style-name="P90">&lt;#tdb_dataset_readwrite&gt; rdf:type <text:s text:c="5"/>tdb:DatasetTDB ; </text:p><text:p text:style-name="P90"><text:s text:c="4"/>tdb:location "/opt/charme/DB" ; </text:p><text:p text:style-name="P90"><text:s text:c="4"/>tdb:unionDefaultGraph true ; </text:p><text:p text:style-name="P90">## <text:s text:c="4"/># Query timeout on this dataset (milliseconds) </text:p><text:p text:style-name="P90">## <text:s text:c="4"/>ja:context [ ja:cxtName "arq:queryTimeout" ; <text:s/>ja:cxtValue "1000" ] ; </text:p><text:p text:style-name="P90">## <text:s text:c="4"/># Default graph for query is the (read-only) union of all named graphs. </text:p></draw:text-box></draw:frame><text:soft-page-break/>Start the services:</text:p>
      <text:h text:style-name="P160" text:outline-level="1"><draw:frame draw:style-name="fr3" draw:name="Frame42" text:anchor-type="paragraph" svg:x="0cm" svg:y="-0.199cm" svg:width="16.51cm" style:rel-width="100%" draw:z-index="4"><draw:text-box fo:min-height="0.499cm"><text:p text:style-name="P127"><text:span text:style-name="T88">/etc/init.d/</text:span><text:span text:style-name="T99">fuseki</text:span><text:span text:style-name="T88"> start</text:span></text:p><text:p text:style-name="P140">chkconfig fuseki on</text:p><text:p text:style-name="P127"><text:span text:style-name="T88">/etc/init.d/</text:span><text:span text:style-name="T99">httpd</text:span><text:span text:style-name="T88"> </text:span><text:span text:style-name="T93">re</text:span><text:span text:style-name="T88">start</text:span></text:p></draw:text-box></draw:frame></text:h>
      <text:list xml:id="list102309442506448" text:continue-numbering="true" text:style-name="WWNum47">
        <text:list-item>
          <text:h text:style-name="P183"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17">Set up the python virtual environment:</text:p>
      <text:p text:style-name="P84"><draw:frame draw:style-name="fr6" draw:name="Frame3" text:anchor-type="paragraph" svg:y="-0.049cm" svg:width="16.51cm" style:rel-width="100%" draw:z-index="7"><draw:text-box fo:min-height="0.499cm"><text:p text:style-name="P131">cd /opt/</text:p><text:p text:style-name="P131">virtualenv djcharme</text:p><text:p text:style-name="P131">source djcharme/bin/activate</text:p><text:p text:style-name="P131">cd djcharme/</text:p><text:p text:style-name="P136">mkdir /var/www/html/djcharme</text:p><text:p text:style-name="P131">export DJANGO_PROJECT_STATIC_FILES=/var/www/html/djcharme/</text:p></draw:text-box></draw:frame>Install <text:span text:style-name="T134">the postgres python libraries, django-authopenid and the CHARMe code</text:span>:</text:p>
      <text:list xml:id="list102309371816344" text:continue-numbering="true" text:style-name="WWNum47">
        <text:list-item>
          <text:list>
            <text:list-item>
              <text:h text:style-name="Heading_20_2" text:outline-level="3"><draw:frame draw:style-name="fr5" draw:name="Frame6" text:anchor-type="paragraph" svg:y="0.199cm" svg:width="16.51cm" style:rel-width="100%" draw:z-index="8"><draw:text-box fo:min-height="0.499cm"><text:p text:style-name="P55"><text:span text:style-name="T99">pip</text:span><text:span text:style-name="T88"> install psycopg2</text:span></text:p><text:p text:style-name="P59">pip install https://bitbucket.org/benoitc/django-authopenid/get/tip.zip</text:p><text:p text:style-name="P103"><text:span text:style-name="T99">pip</text:span><text:span text:style-name="T88"> install </text:span><text:span text:style-name="T99">djcharme</text:span><text:span text:style-name="T88"> --extra-index-</text:span><text:span text:style-name="T99">url</text:span><text:span text:style-name="T88"> http://dist.ceda.ac.uk/pip/</text:span></text:p></draw:text-box></draw:frame><text:bookmark-start text:name="__RefHeading__49946_855298563"/>Configuration<text:bookmark-end text:name="__RefHeading__49946_855298563"/></text:h>
              <text:list>
                <text:list-item>
                  <text:h text:style-name="P173" text:outline-level="3"><text:bookmark-start text:name="__RefHeading__50926_855298563"/>local_settings.py<text:bookmark-end text:name="__RefHeading__50926_855298563"/></text:h>
                </text:list-item>
              </text:list>
            </text:list-item>
          </text:list>
        </text:list-item>
      </text:list>
      <text:p text:style-name="P88"><text:span text:style-name="T78">This shows the configuration </text:span><text:span text:style-name="T79">required </text:span><text:span text:style-name="T78">for using postgres as the </text:span><text:span text:style-name="T79">admin </text:span><text:span text:style-name="T78">database. <text:s/></text:span><text:span text:style-name="T80">Copy </text:span><text:span text:style-name="T83">/opt/</text:span><text:span text:style-name="T107">djcharme</text:span><text:span text:style-name="T83">/</text:span><text:span text:style-name="T107">lib</text:span><text:span text:style-name="T83">/python2.</text:span><text:span text:style-name="T84">7</text:span><text:span text:style-name="T83">/site-packages/</text:span><text:span text:style-name="T107">djcharme</text:span><text:span text:style-name="T83">/local_settings.py.ini</text:span><text:span text:style-name="T85"> to </text:span><text:span text:style-name="T83">/opt/</text:span><text:span text:style-name="T107">djcharme</text:span><text:span text:style-name="T83">/</text:span><text:span text:style-name="T107">lib</text:span><text:span text:style-name="T83">/ python2.</text:span><text:span text:style-name="T84">7</text:span><text:span text:style-name="T83">/site-packages/</text:span><text:span text:style-name="T107">djcharme</text:span><text:span text:style-name="T83">/local_settings.py</text:span><text:span text:style-name="T85">. <text:s/>Then e</text:span><text:span text:style-name="T87">dit</text:span><text:span text:style-name="T67"> </text:span><text:span text:style-name="T81">/opt/</text:span><text:span text:style-name="T106">djcharme</text:span><text:span text:style-name="T81">/</text:span><text:span text:style-name="T106">lib</text:span><text:span text:style-name="T81">/python2.</text:span><text:span text:style-name="T82">7</text:span><text:span text:style-name="T81">/site-packages/</text:span><text:span text:style-name="T106">djcharme</text:span><text:span text:style-name="T81">/local_settings.py</text:span><text:span text:style-name="T76">.</text:span></text:p>
      <text:p text:style-name="P86"><text:span text:style-name="T77">In the</text:span><text:span text:style-name="T72"> </text:span><text:span text:style-name="T115">DATABASES</text:span><text:span text:style-name="T72"> section set </text:span><text:span text:style-name="T73">values for </text:span><text:span text:style-name="T115">ENGINE</text:span><text:span text:style-name="T74">, </text:span><text:span text:style-name="T116">NAME</text:span><text:span text:style-name="T74">,</text:span><text:span text:style-name="T72"> </text:span><text:span text:style-name="T115">USER</text:span><text:span text:style-name="T72"> and </text:span><text:span text:style-name="T115">PASSWORD</text:span><text:span text:style-name="T72">, </text:span><text:span text:style-name="T73">e.g.</text:span></text:p>
      <text:p text:style-name="P87"><draw:frame draw:style-name="fr5" draw:name="Frame16" text:anchor-type="paragraph" svg:y="0.199cm" svg:width="16.51cm" style:rel-width="100%" draw:z-index="13"><draw:text-box fo:min-height="0.499cm"><text:p text:style-name="P134">'ENGINE': 'django.db.backends.postgresql_psycopg2',</text:p><text:p text:style-name="P132"><text:span text:style-name="T129">'NAME': '</text:span><text:span text:style-name="T27">charmedb</text:span><text:span text:style-name="T121">',</text:span></text:p><text:p text:style-name="P133"><text:span text:style-name="T129">'USER': '</text:span><text:span text:style-name="T62">postgresUser</text:span><text:span text:style-name="T129">',</text:span></text:p><text:p text:style-name="P139"><text:span text:style-name="T129">'PASSWORD': '</text:span><text:span text:style-name="T62">myPassword</text:span><text:span text:style-name="T129">',</text:span></text:p></draw:text-box></draw:frame><text:span text:style-name="T73">Also s</text:span><text:span text:style-name="T74">et values for </text:span><text:span text:style-name="T118">SECRET_KEY</text:span><text:span text:style-name="T75">, </text:span><text:span text:style-name="T117">STATIC_R</text:span><text:span text:style-name="T59">OOT</text:span><text:span text:style-name="T57"> </text:span><text:span text:style-name="T58">and </text:span><text:span text:style-name="T33">NODE_URI</text:span><text:span text:style-name="T74">, e.g.</text:span></text:p>
      <text:p text:style-name="P77"><draw:frame draw:style-name="fr5" draw:name="Frame7" text:anchor-type="paragraph" svg:y="0.199cm" svg:width="16.51cm" style:rel-width="100%" draw:z-index="22"><draw:text-box fo:min-height="0.499cm"><text:p text:style-name="P138">SECRET_KEY = ''</text:p><text:p text:style-name="P137">STATIC_<text:span text:style-name="T26">ROOT = </text:span><text:span text:style-name="T28">'</text:span><text:span text:style-name="T26">/var/www/html/djcharme/</text:span><text:span text:style-name="T28">'</text:span></text:p><text:p text:style-name="P56">NODE_URI = <text:span text:style-name="T122">'</text:span><text:span text:style-name="T123">https://charme.cems.rl.ac.uk</text:span><text:span text:style-name="T122">'</text:span></text:p></draw:text-box></draw:frame><text:span text:style-name="T40">If needed, set the values for </text:span><text:span text:style-name="T90">HTTP_PROXY and HTTP_PROXY_PORT</text:span><text:span text:style-name="T68">.</text:span></text:p>
      <text:p text:style-name="P78"><text:span text:style-name="T68">U</text:span><text:span text:style-name="T69">pdate the email settings as required. </text:span><text:span text:style-name="T32">DEFAULT_FROM_EMAIL</text:span><text:span text:style-name="T30"> </text:span><text:span text:style-name="T31">will need to be set, e.g.</text:span></text:p>
      <text:list xml:id="list102310658518875" text:continue-numbering="true" text:style-name="WWNum47">
        <text:list-item>
          <text:list>
            <text:list-item>
              <text:list>
                <text:list-item>
                  <text:h text:style-name="Heading_20_3" text:outline-level="3"><draw:frame draw:style-name="fr5" draw:name="Frame8" text:anchor-type="paragraph" svg:y="0.199cm" svg:width="16.51cm" style:rel-width="100%" draw:z-index="9"><draw:text-box fo:min-height="0.499cm"><text:p text:style-name="P107"><text:span text:style-name="T88">DEFAULT_FROM_EMAIL = '</text:span><text:span text:style-name="T124">no-reply@charme.cems.rl.ac.uk</text:span><text:span text:style-name="T88">'</text:span></text:p></draw:text-box></draw:frame><text:bookmark-start text:name="__RefHeading__50928_855298563"/><text:soft-page-break/>wsgi.py<text:bookmark-end text:name="__RefHeading__50928_855298563"/></text:h>
                </text:list-item>
              </text:list>
            </text:list-item>
          </text:list>
        </text:list-item>
      </text:list>
      <text:p text:style-name="P82"><text:span text:style-name="T132">Update</text:span> <text:span text:style-name="T109">wsgi.py</text:span>:</text:p>
      <text:list xml:id="list102310107286626" text:continue-numbering="true" text:style-name="WWNum47">
        <text:list-item>
          <text:list>
            <text:list-item>
              <text:list>
                <text:list-item>
                  <text:h text:style-name="P175" text:outline-level="3"><draw:frame draw:style-name="fr5" draw:name="Frame22" text:anchor-type="paragraph" svg:y="0.199cm" svg:width="16.51cm" style:rel-width="100%" draw:z-index="19"><draw:text-box fo:min-height="0.499cm"><text:p text:style-name="P120">sed -i s+VEPATH_PAR+/opt/djcharme/lib/python2.<text:span text:style-name="T141">7</text:span>/site-packages+ /opt/djcharme/lib/python2.<text:span text:style-name="T141">7</text:span>/site-packages/djcharme/resources/wsgi.py</text:p><text:p text:style-name="P125">sed -i s+DJANGO_PATH+/opt/djcharme/lib/python2.<text:span text:style-name="T141">7</text:span>/site-packages/djcharme+ /opt/djcharme/lib/python2.<text:span text:style-name="T141">7</text:span>/site-packages/djcharme/resources/wsgi.py</text:p><text:p text:style-name="P125">sed -i s+PROJECT_LIB_PATH+/opt/djcharme/lib/python2.<text:span text:style-name="T141">7</text:span>/site-packages/djcharme+ /opt/djcharme/lib/python2.<text:span text:style-name="T141">7</text:span>/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70">Set up the </text:span><text:span text:style-name="T86">djcharme_wsgi.conf</text:span><text:span text:style-name="T70">:</text:span></text:p>
      <text:p text:style-name="P58">/opt/rh/httpd24/root/etc/httpd/</text:p>
      <text:list xml:id="list102310653569764" text:continue-numbering="true" text:style-name="WWNum47">
        <text:list-item>
          <text:list>
            <text:list-item>
              <text:list>
                <text:list-item>
                  <text:h text:style-name="P177" text:outline-level="3"><draw:frame draw:style-name="fr5" draw:name="Frame14" text:anchor-type="paragraph" svg:y="-0.199cm" svg:width="16.51cm" style:rel-width="100%" draw:z-index="21"><draw:text-box fo:min-height="0.499cm"><text:p text:style-name="P122">cp -<text:span text:style-name="T144">p </text:span>/opt/djcharme/lib/python2.<text:span text:style-name="T141">7</text:span>/site-packages/djcharme/resources/djcharme_wsgi.conf <text:span text:style-name="T128">/opt/rh/httpd24/root</text:span>/etc/httpd/conf.d/</text:p><text:p text:style-name="P126">sed -i s+PATH_TO_DJANGO_PROJECT_STATIC_FILES+/var/www/html/djcharme/+ <text:span text:style-name="T128">/opt/rh/httpd24/root</text:span>/etc/httpd/conf.d/djcharme_wsgi.conf</text:p><text:p text:style-name="P126">sed -i s+PATH_TO_PROJECT_WSGI+/opt/djcharme/lib/python2.<text:span text:style-name="T141">7</text:span>/site-packages/djcharme/resources+ <text:span text:style-name="T128">/opt/rh/httpd24/root</text:span>/etc/httpd/conf.d/djcharme_wsgi.conf</text:p><text:p text:style-name="P115">sed -i s+PROJECT_NAME_PAR++ <text:span text:style-name="T128">/opt/rh/httpd24/root</text:span>/etc/httpd/conf.d/djcharme_wsgi.conf</text:p><text:p text:style-name="P116">chown <text:span text:style-name="T142">apache:apache</text:span> /opt/charme/<text:span text:style-name="T139">charme.db</text:span></text:p></draw:text-box></draw:frame><text:bookmark-start text:name="__RefHeading__50932_855298563"/>Other <text:span text:style-name="T128">Configuration</text:span><text:bookmark-end text:name="__RefHeading__50932_855298563"/></text:h>
                </text:list-item>
              </text:list>
            </text:list-item>
          </text:list>
        </text:list-item>
      </text:list>
      <text:p text:style-name="P79"><text:span text:style-name="T56">Deploy the static files and i</text:span><text:span text:style-name="T55">nitialise</text:span><text:span text:style-name="T53"> the database:</text:span></text:p>
      <text:p text:style-name="P104"><draw:frame draw:style-name="fr7" draw:name="Frame9" text:anchor-type="paragraph" svg:x="0cm" svg:y="0.199cm" svg:width="16.51cm" style:rel-width="100%" draw:z-index="10"><draw:text-box fo:min-height="0.499cm"><text:p text:style-name="P141">python /opt/djcharme/lib/python2.<text:span text:style-name="T141">7</text:span>/site-packages/djcharme/manage.py collectstatic --clear --noinput</text:p><text:p text:style-name="P141">python /opt/djcharme/lib/python2.<text:span text:style-name="T141">7</text:span>/site-packages/djcharme/manage.py syncdb --noinput</text:p></draw:text-box></draw:frame><text:span text:style-name="T66">Set up </text:span><text:span text:style-name="T71">the </text:span><text:span text:style-name="T66">admin </text:span><text:span text:style-name="T71">user:</text:span></text:p>
      <text:p text:style-name="P106"><draw:frame draw:style-name="fr5" draw:name="Frame12" text:anchor-type="paragraph" svg:y="-0.199cm" svg:width="16.51cm" style:rel-width="100%" draw:z-index="11"><draw:text-box fo:min-height="0.499cm"><text:p text:style-name="P141">python /opt/djcharme/lib/python2.<text:span text:style-name="T141">7</text:span>/site-packages/djcharme/manage.py createsuperuser</text:p></draw:text-box></draw:frame>Deactivate the python environment:</text:p>
      <text:p text:style-name="P112"><draw:frame draw:style-name="fr7" draw:name="Frame13" text:anchor-type="paragraph" svg:x="0cm" svg:y="-0.199cm" svg:width="16.51cm" style:rel-width="100%" draw:z-index="12"><draw:text-box fo:min-height="0.499cm"><text:p text:style-name="P140">deactivate</text:p></draw:text-box></draw:frame>Restart the service:</text:p>
      <text:h text:style-name="P176" text:outline-level="3"><draw:frame draw:style-name="fr5" draw:name="Frame17" text:anchor-type="paragraph" svg:y="0.199cm" svg:width="16.51cm" style:rel-width="100%" draw:z-index="15"><draw:text-box fo:min-height="0.499cm"><text:p text:style-name="P127"><text:span text:style-name="T88">/etc/init.d/</text:span><text:span text:style-name="T100">httpd</text:span><text:span text:style-name="T88"> </text:span><text:span text:style-name="T92">re</text:span><text:span text:style-name="T88">start</text:span></text:p></draw:text-box></draw:frame><text:soft-page-break/></text:h>
      <text:list xml:id="list102309534902003" text:continue-numbering="true" text:style-name="WWNum47">
        <text:list-item>
          <text:list>
            <text:list-item>
              <text:list>
                <text:list-item>
                  <text:h text:style-name="P178" text:outline-level="3"><text:bookmark-start text:name="__RefHeading__51274_855298563"/>Set up the Client via the GUI<text:bookmark-end text:name="__RefHeading__51274_855298563"/></text:h>
                </text:list-item>
              </text:list>
            </text:list-item>
          </text:list>
        </text:list-item>
      </text:list>
      <text:p text:style-name="P109"><text:span text:style-name="T49">I</text:span><text:span text:style-name="T48">n a browser go to the admin interface:</text:span></text:p>
      <text:p text:style-name="P113"><text:tab/>https://charme.cems.rl.ac.uk/admin/</text:p>
      <text:p text:style-name="P85"/>
      <text:p text:style-name="P85">Then go to <text:span text:style-name="T113">clients</text:span>, <text:span text:style-name="T113">Add client</text:span> and provide the relevant values, e.g.</text:p>
      <text:p text:style-name="P83"><text:span text:style-name="T120"><text:tab/>Url: </text:span><text:span text:style-name="T127">https://charme.cems.rl.ac.uk/</text:span></text:p>
      <text:p text:style-name="P83"><text:span text:style-name="T120"><text:tab/>Redirect uri: </text:span><text:span text:style-name="T127">https://charme.cems.rl.ac.uk/</text:span></text:p>
      <text:p text:style-name="P89"><text:tab/>Client type: Public (Native and JS applications)</text:p>
      <text:p text:style-name="P85"><text:span text:style-name="T113"><text:tab/>Organization: </text:span><text:span text:style-name="T126">STFC</text:span></text:p>
      <text:p text:style-name="P85"/>
      <text:p text:style-name="P85">Make a note of the Client id.</text:p>
      <text:list xml:id="list102310763510311" text:continue-numbering="true" text:style-name="WWNum47">
        <text:list-item>
          <text:list>
            <text:list-item>
              <text:list>
                <text:list-item>
                  <text:h text:style-name="P174" text:outline-level="3"><text:bookmark-start text:name="__RefHeading__51276_855298563"/>oauth_test2.html<text:bookmark-end text:name="__RefHeading__51276_855298563"/></text:h>
                </text:list-item>
              </text:list>
            </text:list-item>
          </text:list>
        </text:list-item>
      </text:list>
      <text:p text:style-name="P81"><text:span text:style-name="T52">Edit </text:span><text:span text:style-name="T50">/opt/djcharme/lib/python2.</text:span><text:span text:style-name="T51">7</text:span><text:span text:style-name="T50">/site-packages/djcharme/templates/ oauth_test2.html</text:span><text:span text:style-name="T52">.</text:span></text:p>
      <text:p text:style-name="P80"><text:span text:style-name="T52">Set the values of </text:span><text:span text:style-name="T89">oa_domain</text:span><text:span text:style-name="T52"> and </text:span><text:span text:style-name="T89">client_id</text:span><text:span text:style-name="T52">, </text:span><text:span text:style-name="T54">using the client id from above, </text:span><text:span text:style-name="T52">e.g.</text:span></text:p>
      <text:p text:style-name="P112"><draw:frame draw:style-name="fr8" draw:name="Frame18" text:anchor-type="paragraph" svg:width="16.51cm" style:rel-width="100%" draw:z-index="14"><draw:text-box fo:min-height="0.499cm"><text:p text:style-name="P80"><text:span text:style-name="T91">oa_domain='</text:span><text:span text:style-name="T125">https://charme.cems.rl.ac.uk</text:span><text:span text:style-name="T91">'</text:span></text:p><text:p text:style-name="P99"><text:span text:style-name="T89">client_id='</text:span><text:span text:style-name="T63">1234567890</text:span><text:span text:style-name="T89">'</text:span></text:p></draw:text-box></draw:frame>Restart the service:</text:p>
      <text:h text:style-name="P188" text:outline-level="3"><draw:frame draw:style-name="fr9" draw:name="Frame19" text:anchor-type="paragraph" svg:y="0.199cm" svg:width="16.51cm" style:rel-width="100%" draw:z-index="16"><draw:text-box fo:min-height="0.499cm"><text:p text:style-name="P127"><text:span text:style-name="T88">/etc/init.d/</text:span><text:span text:style-name="T100">httpd</text:span><text:span text:style-name="T88"> </text:span><text:span text:style-name="T92">re</text:span><text:span text:style-name="T88">start</text:span></text:p></draw:text-box></draw:frame></text:h>
      <text:list xml:id="list102309230964793" text:continue-numbering="true" text:style-name="WWNum47">
        <text:list-item>
          <text:h text:style-name="P189" text:outline-level="3"><text:bookmark-start text:name="__RefHeading__9940_216060178"/>Strabon<text:bookmark-end text:name="__RefHeading__9940_216060178"/></text:h>
        </text:list-item>
      </text:list>
      <text:p text:style-name="P110">Only very basic testing has been udertaken with the Strabon triple store. <text:s/>To use Strabon in place of Fuseki a number of changes are needed in the <text:span text:style-name="T10">file </text:span><text:span text:style-name="T113">local_settings.py</text:span>, <text:span text:style-name="T10">i.e.:</text:span></text:p>
      <text:p text:style-name="P111"><draw:frame draw:style-name="fr9" draw:name="Frame15" text:anchor-type="paragraph" svg:y="0.199cm" svg:width="16.51cm" style:rel-width="100%" draw:z-index="24"><draw:text-box fo:min-height="0.499cm"><text:p text:style-name="P135">SPARQL_PORT = "8080"<text:line-break/>SPARQL_DATASET = "strabonendpoint"</text:p><text:p text:style-name="P143"><text:span text:style-name="T60">SPARQL_UPDATE = _format_sparql_url("Update")<text:line-break/>SPARQL_QUERY = _format_sparql_</text:span><text:span text:style-name="T114">url("Query")</text:span></text:p></draw:text-box></draw:frame>In addition to these changes three extra properties are required:</text:p>
      <text:p text:style-name="P111"><draw:frame draw:style-name="fr9" draw:name="Frame25" text:anchor-type="paragraph" svg:y="0.199cm" svg:width="16.51cm" style:rel-width="100%" draw:z-index="25"><draw:text-box fo:min-height="0.499cm"><text:p text:style-name="P121">SPARQL_USERNAME = "<text:span text:style-name="T47">endpoint</text:span>"<text:line-break/>SPARQL_PASSWORD = "<text:span text:style-name="T64">myPassword</text:span>"<text:line-break/>STRABON = True</text:p></draw:text-box></draw:frame>This should be all of the extra configuration required to run the CHARMe node using Sta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loext: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T1" style:family="text">
      <style:text-properties officeooo:rsid="001fc0ff"/>
    </style:style>
    <style:style style:name="MT2" style:family="text">
      <style:text-properties officeooo:rsid="0164e852"/>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8626f"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315563477744" text:id="ct94315563477744">
            <text:deletion>
              <office:change-info>
                <dc:creator>Unknown Author</dc:creator>
                <dc:date>2013-08-16T16:25:00</dc:date>
              </office:change-info>
              <text:p text:style-name="MP1">_D_300.3</text:p>
            </text:deletion>
          </text:changed-region>
          <text:changed-region xml:id="ct94315563480352" text:id="ct94315563480352">
            <text:insertion>
              <office:change-info>
                <dc:creator>Unknown Author</dc:creator>
                <dc:date>2013-08-16T16:25:00</dc:date>
              </office:change-info>
            </text:insertion>
          </text:changed-region>
          <text:changed-region xml:id="ct94315563481344" text:id="ct94315563481344">
            <text:insertion>
              <office:change-info>
                <dc:creator>Unknown Author</dc:creator>
                <dc:date>2013-08-16T16:26:00</dc:date>
              </office:change-info>
            </text:insertion>
          </text:changed-region>
          <text:changed-region xml:id="ct94315563483040" text:id="ct94315563483040">
            <text:deletion>
              <office:change-info>
                <dc:creator>Philip Kershaw</dc:creator>
                <dc:date>2013-08-13T08:33:00</dc:date>
              </office:change-info>
              <text:p text:style-name="MP2">2</text:p>
            </text:deletion>
          </text:changed-region>
          <text:changed-region xml:id="ct94315563482816" text:id="ct94315563482816">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94315563477744"/><text:change-start text:change-id="ct94315563480352"/> <text:span text:style-name="MT1">Node </text:span><text:change-end text:change-id="ct94315563480352"/><text:change-start text:change-id="ct94315563481344"/><text:span text:style-name="MT1">I</text:span><text:change-end text:change-id="ct94315563481344"/><text:span text:style-name="MT1">nstallation</text:span> <text:s text:c="5"/>v0.<text:change text:change-id="ct94315563483040"/><text:change text:change-id="ct94315563482816"/><text:span text:style-name="MT2">4</text:span></text:p>
            </table:table-cell>
          </table:table-row>
        </table:table>
        <text:p text:style-name="MP3"/>
      </style:header>
      <style:footer>
        <text:tracked-changes>
          <text:changed-region xml:id="ct94315563497392" text:id="ct94315563497392">
            <text:deletion>
              <office:change-info>
                <dc:creator>Unknown Author</dc:creator>
                <dc:date>2013-08-16T16:30:00</dc:date>
              </office:change-info>
              <text:p text:style-name="MP5">ReSC/03/04/10</text:p>
            </text:deletion>
          </text:changed-region>
          <text:changed-region xml:id="ct94315563480768" text:id="ct94315563480768">
            <text:insertion>
              <office:change-info>
                <dc:creator>Unknown Author</dc:creator>
                <dc:date>2013-08-16T16:30:00</dc:date>
              </office:change-info>
            </text:insertion>
          </text:changed-region>
          <text:changed-region xml:id="ct94315563491760" text:id="ct94315563491760">
            <text:deletion>
              <office:change-info>
                <dc:creator>Unknown Author</dc:creator>
                <dc:date>2013-08-16T16:30:00</dc:date>
              </office:change-info>
              <text:p text:style-name="MP6"><text:span text:style-name="MT3">0</text:span><text:span text:style-name="MT4">B</text:span></text:p>
            </text:deletion>
          </text:changed-region>
          <text:changed-region xml:id="ct94315563482112" text:id="ct94315563482112">
            <text:deletion>
              <office:change-info>
                <dc:creator>Unknown Author</dc:creator>
                <dc:date>2013-08-16T16:30:00</dc:date>
              </office:change-info>
              <text:p text:style-name="MP5">University of Reading</text:p>
            </text:deletion>
          </text:changed-region>
          <text:changed-region xml:id="ct94315563487248" text:id="ct94315563487248">
            <text:insertion>
              <office:change-info>
                <dc:creator>Unknown Author</dc:creator>
                <dc:date>2013-08-16T16:30:00</dc:date>
              </office:change-info>
            </text:insertion>
          </text:changed-region>
        </text:tracked-changes>
        <text:p text:style-name="MP4"><text:span text:style-name="MT3"><text:s/>Ref.:</text:span><text:change text:change-id="ct94315563497392"/><text:change-start text:change-id="ct94315563480768"/><text:span text:style-name="MT4">?</text:span><text:change-end text:change-id="ct94315563480768"/><text:span text:style-name="MT3"> V0.</text:span><text:change text:change-id="ct94315563491760"/><text:span text:style-name="MT5">2</text:span><text:span text:style-name="MT3"><text:tab/> <text:s text:c="14"/>Copyright © 201</text:span><text:span text:style-name="MT6">5</text:span><text:span text:style-name="MT3"> </text:span><text:change text:change-id="ct94315563482112"/><text:change-start text:change-id="ct94315563487248"/><text:span text:style-name="MT4">STFC</text:span><text:change-end text:change-id="ct94315563487248"/><text:span text:style-name="MT3"><text:tab/>Page </text:span><text:page-number text:select-page="current">3</text:page-number><text:span text:style-name="MT3"> of </text:span><text:page-count>15</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46</meta:editing-cycles>
    <meta:print-date>2013-05-22T17:46:00</meta:print-date>
    <meta:creation-date>2013-08-16T13:12:00</meta:creation-date>
    <dc:date>2016-01-13T10:23:08.285120910</dc:date>
    <meta:editing-duration>P40DT8H58M45S</meta:editing-duration>
    <meta:generator>LibreOffice/4.3.7.2$Linux_X86_64 LibreOffice_project/430$Build-2</meta:generator>
    <meta:document-statistic meta:table-count="5" meta:image-count="0" meta:object-count="0" meta:page-count="15" meta:paragraph-count="294" meta:word-count="1301" meta:character-count="12239" meta:non-whitespace-character-count="1048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